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31.32pt" svg:height="467.6pt" svg:x="2.27pt" svg:y="742.76pt">
            <draw:object draw:notify-on-update-of-ranges="Sheet1.J1:Sheet1.J1 Sheet1.J2:Sheet1.J97 Sheet1.K1:Sheet1.K1 Sheet1.K2:Sheet1.K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X e4 hand</text:p>
          </table:table-cell>
          <table:table-cell office:value-type="string" calcext:value-type="string">
            <text:p>X moto hand</text:p>
          </table:table-cell>
          <table:table-cell/>
          <table:table-cell office:value-type="string" calcext:value-type="string">
            <text:p>Y e4 hand</text:p>
          </table:table-cell>
          <table:table-cell office:value-type="string" calcext:value-type="string">
            <text:p>Y moto hand</text:p>
          </table:table-cell>
          <table:table-cell/>
          <table:table-cell office:value-type="string" calcext:value-type="string">
            <text:p>Z e4 hand</text:p>
          </table:table-cell>
          <table:table-cell office:value-type="string" calcext:value-type="string">
            <text:p>Z moto hand</text:p>
          </table:table-cell>
          <table:table-cell/>
          <table:table-cell office:value-type="string" calcext:value-type="string">
            <text:p>Avg e4 hand</text:p>
          </table:table-cell>
          <table:table-cell office:value-type="string" calcext:value-type="string">
            <text:p>Avg moto hand</text:p>
          </table:table-cell>
        </table:table-row>
        <table:table-row table:style-name="ro1">
          <table:table-cell office:value-type="float" office:value="-0.0053923856" calcext:value-type="float">
            <text:p>-0.0053923856</text:p>
          </table:table-cell>
          <table:table-cell office:value-type="float" office:value="0.12737685" calcext:value-type="float">
            <text:p>0.12737685</text:p>
          </table:table-cell>
          <table:table-cell/>
          <table:table-cell office:value-type="float" office:value="0.009050966" calcext:value-type="float">
            <text:p>0.009050966</text:p>
          </table:table-cell>
          <table:table-cell office:value-type="float" office:value="0.18073276" calcext:value-type="float">
            <text:p>0.18073276</text:p>
          </table:table-cell>
          <table:table-cell/>
          <table:table-cell office:value-type="float" office:value="0.006306782" calcext:value-type="float">
            <text:p>0.006306782</text:p>
          </table:table-cell>
          <table:table-cell office:value-type="float" office:value="-0.10633741" calcext:value-type="float">
            <text:p>-0.10633741</text:p>
          </table:table-cell>
          <table:table-cell/>
          <table:table-cell table:formula="of:=([.A2]+[.D2]+[.G2])/3" office:value-type="float" office:value="0.00332178746666667" calcext:value-type="float">
            <text:p>0.003321787466667</text:p>
          </table:table-cell>
          <table:table-cell table:formula="of:=([.B2]+[.E2]+[.H2])/3" office:value-type="float" office:value="0.0672574" calcext:value-type="float">
            <text:p>0.0672574</text:p>
          </table:table-cell>
        </table:table-row>
        <table:table-row table:style-name="ro1">
          <table:table-cell office:value-type="float" office:value="-0.0061715343" calcext:value-type="float">
            <text:p>-0.0061715343</text:p>
          </table:table-cell>
          <table:table-cell office:value-type="float" office:value="0.11376028" calcext:value-type="float">
            <text:p>0.11376028</text:p>
          </table:table-cell>
          <table:table-cell/>
          <table:table-cell office:value-type="float" office:value="-0.005696905" calcext:value-type="float">
            <text:p>-0.005696905</text:p>
          </table:table-cell>
          <table:table-cell office:value-type="float" office:value="0.13892901" calcext:value-type="float">
            <text:p>0.13892901</text:p>
          </table:table-cell>
          <table:table-cell/>
          <table:table-cell office:value-type="float" office:value="0.0036985737" calcext:value-type="float">
            <text:p>0.0036985737</text:p>
          </table:table-cell>
          <table:table-cell office:value-type="float" office:value="-0.10559137" calcext:value-type="float">
            <text:p>-0.10559137</text:p>
          </table:table-cell>
          <table:table-cell/>
          <table:table-cell table:formula="of:=([.A3]+[.D3]+[.G3])/3" office:value-type="float" office:value="-0.00272328853333333" calcext:value-type="float">
            <text:p>-0.002723288533333</text:p>
          </table:table-cell>
          <table:table-cell table:formula="of:=([.B3]+[.E3]+[.H3])/3" office:value-type="float" office:value="0.04903264" calcext:value-type="float">
            <text:p>0.04903264</text:p>
          </table:table-cell>
        </table:table-row>
        <table:table-row table:style-name="ro1">
          <table:table-cell office:value-type="float" office:value="-0.0048952554" calcext:value-type="float">
            <text:p>-0.0048952554</text:p>
          </table:table-cell>
          <table:table-cell office:value-type="float" office:value="0.11820455" calcext:value-type="float">
            <text:p>0.11820455</text:p>
          </table:table-cell>
          <table:table-cell/>
          <table:table-cell office:value-type="float" office:value="0.008276103" calcext:value-type="float">
            <text:p>0.008276103</text:p>
          </table:table-cell>
          <table:table-cell office:value-type="float" office:value="0.13470408" calcext:value-type="float">
            <text:p>0.13470408</text:p>
          </table:table-cell>
          <table:table-cell/>
          <table:table-cell office:value-type="float" office:value="0.002669547" calcext:value-type="float">
            <text:p>0.002669547</text:p>
          </table:table-cell>
          <table:table-cell office:value-type="float" office:value="-0.100745134" calcext:value-type="float">
            <text:p>-0.100745134</text:p>
          </table:table-cell>
          <table:table-cell/>
          <table:table-cell table:formula="of:=([.A4]+[.D4]+[.G4])/3" office:value-type="float" office:value="0.0020167982" calcext:value-type="float">
            <text:p>0.0020167982</text:p>
          </table:table-cell>
          <table:table-cell table:formula="of:=([.B4]+[.E4]+[.H4])/3" office:value-type="float" office:value="0.0507211653333333" calcext:value-type="float">
            <text:p>0.050721165333333</text:p>
          </table:table-cell>
        </table:table-row>
        <table:table-row table:style-name="ro1">
          <table:table-cell office:value-type="float" office:value="0.0052622682" calcext:value-type="float">
            <text:p>0.0052622682</text:p>
          </table:table-cell>
          <table:table-cell office:value-type="float" office:value="0.09627669" calcext:value-type="float">
            <text:p>0.09627669</text:p>
          </table:table-cell>
          <table:table-cell/>
          <table:table-cell office:value-type="float" office:value="0.003053961" calcext:value-type="float">
            <text:p>0.003053961</text:p>
          </table:table-cell>
          <table:table-cell office:value-type="float" office:value="0.13178055" calcext:value-type="float">
            <text:p>0.13178055</text:p>
          </table:table-cell>
          <table:table-cell/>
          <table:table-cell office:value-type="float" office:value="-0.004848382" calcext:value-type="float">
            <text:p>-0.004848382</text:p>
          </table:table-cell>
          <table:table-cell office:value-type="float" office:value="-0.06650071" calcext:value-type="float">
            <text:p>-0.06650071</text:p>
          </table:table-cell>
          <table:table-cell/>
          <table:table-cell table:formula="of:=([.A5]+[.D5]+[.G5])/3" office:value-type="float" office:value="0.00115594906666667" calcext:value-type="float">
            <text:p>0.001155949066667</text:p>
          </table:table-cell>
          <table:table-cell table:formula="of:=([.B5]+[.E5]+[.H5])/3" office:value-type="float" office:value="0.0538521766666667" calcext:value-type="float">
            <text:p>0.053852176666667</text:p>
          </table:table-cell>
        </table:table-row>
        <table:table-row table:style-name="ro1">
          <table:table-cell office:value-type="float" office:value="-0.0011965359" calcext:value-type="float">
            <text:p>-0.0011965359</text:p>
          </table:table-cell>
          <table:table-cell office:value-type="float" office:value="0.08247428" calcext:value-type="float">
            <text:p>0.08247428</text:p>
          </table:table-cell>
          <table:table-cell/>
          <table:table-cell office:value-type="float" office:value="-0.0029643232" calcext:value-type="float">
            <text:p>-0.0029643232</text:p>
          </table:table-cell>
          <table:table-cell office:value-type="float" office:value="0.118163034" calcext:value-type="float">
            <text:p>0.118163034</text:p>
          </table:table-cell>
          <table:table-cell/>
          <table:table-cell office:value-type="float" office:value="0.0044255005" calcext:value-type="float">
            <text:p>0.0044255005</text:p>
          </table:table-cell>
          <table:table-cell office:value-type="float" office:value="-0.08094438" calcext:value-type="float">
            <text:p>-0.08094438</text:p>
          </table:table-cell>
          <table:table-cell/>
          <table:table-cell table:formula="of:=([.A6]+[.D6]+[.G6])/3" office:value-type="float" office:value="0.0000882138000000002" calcext:value-type="float">
            <text:p>8.82138000000002E-05</text:p>
          </table:table-cell>
          <table:table-cell table:formula="of:=([.B6]+[.E6]+[.H6])/3" office:value-type="float" office:value="0.0398976446666667" calcext:value-type="float">
            <text:p>0.039897644666667</text:p>
          </table:table-cell>
        </table:table-row>
        <table:table-row table:style-name="ro1">
          <table:table-cell office:value-type="float" office:value="0.0013400735" calcext:value-type="float">
            <text:p>0.0013400735</text:p>
          </table:table-cell>
          <table:table-cell office:value-type="float" office:value="0.07202958" calcext:value-type="float">
            <text:p>0.07202958</text:p>
          </table:table-cell>
          <table:table-cell/>
          <table:table-cell office:value-type="float" office:value="0.0034844524" calcext:value-type="float">
            <text:p>0.0034844524</text:p>
          </table:table-cell>
          <table:table-cell office:value-type="float" office:value="0.09601959" calcext:value-type="float">
            <text:p>0.09601959</text:p>
          </table:table-cell>
          <table:table-cell/>
          <table:table-cell office:value-type="float" office:value="-0.005465273" calcext:value-type="float">
            <text:p>-0.005465273</text:p>
          </table:table-cell>
          <table:table-cell office:value-type="float" office:value="-0.08163899" calcext:value-type="float">
            <text:p>-0.08163899</text:p>
          </table:table-cell>
          <table:table-cell/>
          <table:table-cell table:formula="of:=([.A7]+[.D7]+[.G7])/3" office:value-type="float" office:value="-0.000213582366666667" calcext:value-type="float">
            <text:p>-0.000213582366667</text:p>
          </table:table-cell>
          <table:table-cell table:formula="of:=([.B7]+[.E7]+[.H7])/3" office:value-type="float" office:value="0.0288033933333333" calcext:value-type="float">
            <text:p>0.028803393333333</text:p>
          </table:table-cell>
        </table:table-row>
        <table:table-row table:style-name="ro1">
          <table:table-cell office:value-type="float" office:value="0.0025244534" calcext:value-type="float">
            <text:p>0.0025244534</text:p>
          </table:table-cell>
          <table:table-cell office:value-type="float" office:value="0.06438708" calcext:value-type="float">
            <text:p>0.06438708</text:p>
          </table:table-cell>
          <table:table-cell/>
          <table:table-cell office:value-type="float" office:value="0.0009387383" calcext:value-type="float">
            <text:p>0.0009387383</text:p>
          </table:table-cell>
          <table:table-cell office:value-type="float" office:value="0.092789695" calcext:value-type="float">
            <text:p>0.092789695</text:p>
          </table:table-cell>
          <table:table-cell/>
          <table:table-cell office:value-type="float" office:value="-0.0000847757" calcext:value-type="float">
            <text:p>-8.47757E-05</text:p>
          </table:table-cell>
          <table:table-cell office:value-type="float" office:value="-0.071937025" calcext:value-type="float">
            <text:p>-0.071937025</text:p>
          </table:table-cell>
          <table:table-cell/>
          <table:table-cell table:formula="of:=([.A8]+[.D8]+[.G8])/3" office:value-type="float" office:value="0.00112613866666667" calcext:value-type="float">
            <text:p>0.001126138666667</text:p>
          </table:table-cell>
          <table:table-cell table:formula="of:=([.B8]+[.E8]+[.H8])/3" office:value-type="float" office:value="0.02841325" calcext:value-type="float">
            <text:p>0.02841325</text:p>
          </table:table-cell>
        </table:table-row>
        <table:table-row table:style-name="ro1">
          <table:table-cell office:value-type="float" office:value="-0.005857813" calcext:value-type="float">
            <text:p>-0.005857813</text:p>
          </table:table-cell>
          <table:table-cell office:value-type="float" office:value="0.06871499" calcext:value-type="float">
            <text:p>0.06871499</text:p>
          </table:table-cell>
          <table:table-cell/>
          <table:table-cell office:value-type="float" office:value="-0.0024510315" calcext:value-type="float">
            <text:p>-0.0024510315</text:p>
          </table:table-cell>
          <table:table-cell office:value-type="float" office:value="0.10284665" calcext:value-type="float">
            <text:p>0.10284665</text:p>
          </table:table-cell>
          <table:table-cell/>
          <table:table-cell office:value-type="float" office:value="0.014205947" calcext:value-type="float">
            <text:p>0.014205947</text:p>
          </table:table-cell>
          <table:table-cell office:value-type="float" office:value="-0.056173977" calcext:value-type="float">
            <text:p>-0.056173977</text:p>
          </table:table-cell>
          <table:table-cell/>
          <table:table-cell table:formula="of:=([.A9]+[.D9]+[.G9])/3" office:value-type="float" office:value="0.00196570083333333" calcext:value-type="float">
            <text:p>0.001965700833333</text:p>
          </table:table-cell>
          <table:table-cell table:formula="of:=([.B9]+[.E9]+[.H9])/3" office:value-type="float" office:value="0.0384625543333333" calcext:value-type="float">
            <text:p>0.038462554333333</text:p>
          </table:table-cell>
        </table:table-row>
        <table:table-row table:style-name="ro1">
          <table:table-cell office:value-type="float" office:value="-0.001756391" calcext:value-type="float">
            <text:p>-0.001756391</text:p>
          </table:table-cell>
          <table:table-cell office:value-type="float" office:value="0.047561232" calcext:value-type="float">
            <text:p>0.047561232</text:p>
          </table:table-cell>
          <table:table-cell/>
          <table:table-cell office:value-type="float" office:value="-0.0019861995" calcext:value-type="float">
            <text:p>-0.0019861995</text:p>
          </table:table-cell>
          <table:table-cell office:value-type="float" office:value="0.079378396" calcext:value-type="float">
            <text:p>0.079378396</text:p>
          </table:table-cell>
          <table:table-cell/>
          <table:table-cell office:value-type="float" office:value="-0.0052322187" calcext:value-type="float">
            <text:p>-0.0052322187</text:p>
          </table:table-cell>
          <table:table-cell office:value-type="float" office:value="-0.047040958" calcext:value-type="float">
            <text:p>-0.047040958</text:p>
          </table:table-cell>
          <table:table-cell/>
          <table:table-cell table:formula="of:=([.A10]+[.D10]+[.G10])/3" office:value-type="float" office:value="-0.00299160306666667" calcext:value-type="float">
            <text:p>-0.002991603066667</text:p>
          </table:table-cell>
          <table:table-cell table:formula="of:=([.B10]+[.E10]+[.H10])/3" office:value-type="float" office:value="0.02663289" calcext:value-type="float">
            <text:p>0.02663289</text:p>
          </table:table-cell>
        </table:table-row>
        <table:table-row table:style-name="ro1">
          <table:table-cell office:value-type="float" office:value="-0.005535826" calcext:value-type="float">
            <text:p>-0.005535826</text:p>
          </table:table-cell>
          <table:table-cell office:value-type="float" office:value="0.05269285" calcext:value-type="float">
            <text:p>0.05269285</text:p>
          </table:table-cell>
          <table:table-cell/>
          <table:table-cell office:value-type="float" office:value="-0.002886209" calcext:value-type="float">
            <text:p>-0.002886209</text:p>
          </table:table-cell>
          <table:table-cell office:value-type="float" office:value="0.07188001" calcext:value-type="float">
            <text:p>0.07188001</text:p>
          </table:table-cell>
          <table:table-cell/>
          <table:table-cell office:value-type="float" office:value="0.010671867" calcext:value-type="float">
            <text:p>0.010671867</text:p>
          </table:table-cell>
          <table:table-cell office:value-type="float" office:value="-0.04057904" calcext:value-type="float">
            <text:p>-0.04057904</text:p>
          </table:table-cell>
          <table:table-cell/>
          <table:table-cell table:formula="of:=([.A11]+[.D11]+[.G11])/3" office:value-type="float" office:value="0.000749943999999999" calcext:value-type="float">
            <text:p>0.000749944</text:p>
          </table:table-cell>
          <table:table-cell table:formula="of:=([.B11]+[.E11]+[.H11])/3" office:value-type="float" office:value="0.02799794" calcext:value-type="float">
            <text:p>0.02799794</text:p>
          </table:table-cell>
        </table:table-row>
        <table:table-row table:style-name="ro1">
          <table:table-cell office:value-type="float" office:value="-0.004982195" calcext:value-type="float">
            <text:p>-0.004982195</text:p>
          </table:table-cell>
          <table:table-cell office:value-type="float" office:value="0.041710664" calcext:value-type="float">
            <text:p>0.041710664</text:p>
          </table:table-cell>
          <table:table-cell/>
          <table:table-cell office:value-type="float" office:value="0.010586003" calcext:value-type="float">
            <text:p>0.010586003</text:p>
          </table:table-cell>
          <table:table-cell office:value-type="float" office:value="0.08358849" calcext:value-type="float">
            <text:p>0.08358849</text:p>
          </table:table-cell>
          <table:table-cell/>
          <table:table-cell office:value-type="float" office:value="0.0036720494" calcext:value-type="float">
            <text:p>0.0036720494</text:p>
          </table:table-cell>
          <table:table-cell office:value-type="float" office:value="-0.029709615" calcext:value-type="float">
            <text:p>-0.029709615</text:p>
          </table:table-cell>
          <table:table-cell/>
          <table:table-cell table:formula="of:=([.A12]+[.D12]+[.G12])/3" office:value-type="float" office:value="0.00309195246666667" calcext:value-type="float">
            <text:p>0.003091952466667</text:p>
          </table:table-cell>
          <table:table-cell table:formula="of:=([.B12]+[.E12]+[.H12])/3" office:value-type="float" office:value="0.0318631796666667" calcext:value-type="float">
            <text:p>0.031863179666667</text:p>
          </table:table-cell>
        </table:table-row>
        <table:table-row table:style-name="ro1">
          <table:table-cell office:value-type="float" office:value="0.0027669892" calcext:value-type="float">
            <text:p>0.0027669892</text:p>
          </table:table-cell>
          <table:table-cell office:value-type="float" office:value="0.031387284" calcext:value-type="float">
            <text:p>0.031387284</text:p>
          </table:table-cell>
          <table:table-cell/>
          <table:table-cell office:value-type="float" office:value="-0.011566351" calcext:value-type="float">
            <text:p>-0.011566351</text:p>
          </table:table-cell>
          <table:table-cell office:value-type="float" office:value="0.04205093" calcext:value-type="float">
            <text:p>0.04205093</text:p>
          </table:table-cell>
          <table:table-cell/>
          <table:table-cell office:value-type="float" office:value="-0.00043051565" calcext:value-type="float">
            <text:p>-0.00043051565</text:p>
          </table:table-cell>
          <table:table-cell office:value-type="float" office:value="-0.02717811" calcext:value-type="float">
            <text:p>-0.02717811</text:p>
          </table:table-cell>
          <table:table-cell/>
          <table:table-cell table:formula="of:=([.A13]+[.D13]+[.G13])/3" office:value-type="float" office:value="-0.00307662581666667" calcext:value-type="float">
            <text:p>-0.003076625816667</text:p>
          </table:table-cell>
          <table:table-cell table:formula="of:=([.B13]+[.E13]+[.H13])/3" office:value-type="float" office:value="0.0154200346666667" calcext:value-type="float">
            <text:p>0.015420034666667</text:p>
          </table:table-cell>
        </table:table-row>
        <table:table-row table:style-name="ro1">
          <table:table-cell office:value-type="float" office:value="-0.0093749715" calcext:value-type="float">
            <text:p>-0.0093749715</text:p>
          </table:table-cell>
          <table:table-cell office:value-type="float" office:value="0.0354996" calcext:value-type="float">
            <text:p>0.0354996</text:p>
          </table:table-cell>
          <table:table-cell/>
          <table:table-cell office:value-type="float" office:value="0.012441848" calcext:value-type="float">
            <text:p>0.012441848</text:p>
          </table:table-cell>
          <table:table-cell office:value-type="float" office:value="0.07344154" calcext:value-type="float">
            <text:p>0.07344154</text:p>
          </table:table-cell>
          <table:table-cell/>
          <table:table-cell office:value-type="float" office:value="-0.0017058222" calcext:value-type="float">
            <text:p>-0.0017058222</text:p>
          </table:table-cell>
          <table:table-cell office:value-type="float" office:value="-0.036545254" calcext:value-type="float">
            <text:p>-0.036545254</text:p>
          </table:table-cell>
          <table:table-cell/>
          <table:table-cell table:formula="of:=([.A14]+[.D14]+[.G14])/3" office:value-type="float" office:value="0.000453684766666666" calcext:value-type="float">
            <text:p>0.000453684766667</text:p>
          </table:table-cell>
          <table:table-cell table:formula="of:=([.B14]+[.E14]+[.H14])/3" office:value-type="float" office:value="0.024131962" calcext:value-type="float">
            <text:p>0.024131962</text:p>
          </table:table-cell>
        </table:table-row>
        <table:table-row table:style-name="ro1">
          <table:table-cell office:value-type="float" office:value="0.0036474701" calcext:value-type="float">
            <text:p>0.0036474701</text:p>
          </table:table-cell>
          <table:table-cell office:value-type="float" office:value="0.016348993" calcext:value-type="float">
            <text:p>0.016348993</text:p>
          </table:table-cell>
          <table:table-cell/>
          <table:table-cell office:value-type="float" office:value="-0.010555267" calcext:value-type="float">
            <text:p>-0.010555267</text:p>
          </table:table-cell>
          <table:table-cell office:value-type="float" office:value="0.084774144" calcext:value-type="float">
            <text:p>0.084774144</text:p>
          </table:table-cell>
          <table:table-cell/>
          <table:table-cell office:value-type="float" office:value="-0.00021688672" calcext:value-type="float">
            <text:p>-0.00021688672</text:p>
          </table:table-cell>
          <table:table-cell office:value-type="float" office:value="-0.03772477" calcext:value-type="float">
            <text:p>-0.03772477</text:p>
          </table:table-cell>
          <table:table-cell/>
          <table:table-cell table:formula="of:=([.A15]+[.D15]+[.G15])/3" office:value-type="float" office:value="-0.00237489454" calcext:value-type="float">
            <text:p>-0.00237489454</text:p>
          </table:table-cell>
          <table:table-cell table:formula="of:=([.B15]+[.E15]+[.H15])/3" office:value-type="float" office:value="0.021132789" calcext:value-type="float">
            <text:p>0.021132789</text:p>
          </table:table-cell>
        </table:table-row>
        <table:table-row table:style-name="ro1">
          <table:table-cell office:value-type="float" office:value="0.0026234516" calcext:value-type="float">
            <text:p>0.0026234516</text:p>
          </table:table-cell>
          <table:table-cell office:value-type="float" office:value="0.011418146" calcext:value-type="float">
            <text:p>0.011418146</text:p>
          </table:table-cell>
          <table:table-cell/>
          <table:table-cell office:value-type="float" office:value="0.008957293" calcext:value-type="float">
            <text:p>0.008957293</text:p>
          </table:table-cell>
          <table:table-cell office:value-type="float" office:value="-0.0008272924" calcext:value-type="float">
            <text:p>-0.0008272924</text:p>
          </table:table-cell>
          <table:table-cell/>
          <table:table-cell office:value-type="float" office:value="-0.009423693" calcext:value-type="float">
            <text:p>-0.009423693</text:p>
          </table:table-cell>
          <table:table-cell office:value-type="float" office:value="-0.03658899" calcext:value-type="float">
            <text:p>-0.03658899</text:p>
          </table:table-cell>
          <table:table-cell/>
          <table:table-cell table:formula="of:=([.A16]+[.D16]+[.G16])/3" office:value-type="float" office:value="0.0007190172" calcext:value-type="float">
            <text:p>0.0007190172</text:p>
          </table:table-cell>
          <table:table-cell table:formula="of:=([.B16]+[.E16]+[.H16])/3" office:value-type="float" office:value="-0.00866604546666667" calcext:value-type="float">
            <text:p>-0.008666045466667</text:p>
          </table:table-cell>
        </table:table-row>
        <table:table-row table:style-name="ro1">
          <table:table-cell office:value-type="float" office:value="-0.008185729" calcext:value-type="float">
            <text:p>-0.008185729</text:p>
          </table:table-cell>
          <table:table-cell office:value-type="float" office:value="-0.00092968816" calcext:value-type="float">
            <text:p>-0.00092968816</text:p>
          </table:table-cell>
          <table:table-cell/>
          <table:table-cell office:value-type="float" office:value="-0.007978482" calcext:value-type="float">
            <text:p>-0.007978482</text:p>
          </table:table-cell>
          <table:table-cell office:value-type="float" office:value="-0.00667718" calcext:value-type="float">
            <text:p>-0.00667718</text:p>
          </table:table-cell>
          <table:table-cell/>
          <table:table-cell office:value-type="float" office:value="0.002505004" calcext:value-type="float">
            <text:p>0.002505004</text:p>
          </table:table-cell>
          <table:table-cell office:value-type="float" office:value="0.0002486138" calcext:value-type="float">
            <text:p>0.0002486138</text:p>
          </table:table-cell>
          <table:table-cell/>
          <table:table-cell table:formula="of:=([.A17]+[.D17]+[.G17])/3" office:value-type="float" office:value="-0.004553069" calcext:value-type="float">
            <text:p>-0.004553069</text:p>
          </table:table-cell>
          <table:table-cell table:formula="of:=([.B17]+[.E17]+[.H17])/3" office:value-type="float" office:value="-0.00245275145333333" calcext:value-type="float">
            <text:p>-0.002452751453333</text:p>
          </table:table-cell>
        </table:table-row>
        <table:table-row table:style-name="ro1">
          <table:table-cell office:value-type="float" office:value="-0.004290958" calcext:value-type="float">
            <text:p>-0.004290958</text:p>
          </table:table-cell>
          <table:table-cell office:value-type="float" office:value="0.014544076" calcext:value-type="float">
            <text:p>0.014544076</text:p>
          </table:table-cell>
          <table:table-cell/>
          <table:table-cell office:value-type="float" office:value="0.00094925315" calcext:value-type="float">
            <text:p>0.00094925315</text:p>
          </table:table-cell>
          <table:table-cell office:value-type="float" office:value="0.039254215" calcext:value-type="float">
            <text:p>0.039254215</text:p>
          </table:table-cell>
          <table:table-cell/>
          <table:table-cell office:value-type="float" office:value="0.0044517573" calcext:value-type="float">
            <text:p>0.0044517573</text:p>
          </table:table-cell>
          <table:table-cell office:value-type="float" office:value="-0.017574072" calcext:value-type="float">
            <text:p>-0.017574072</text:p>
          </table:table-cell>
          <table:table-cell/>
          <table:table-cell table:formula="of:=([.A18]+[.D18]+[.G18])/3" office:value-type="float" office:value="0.000370017483333333" calcext:value-type="float">
            <text:p>0.000370017483333</text:p>
          </table:table-cell>
          <table:table-cell table:formula="of:=([.B18]+[.E18]+[.H18])/3" office:value-type="float" office:value="0.0120747396666667" calcext:value-type="float">
            <text:p>0.012074739666667</text:p>
          </table:table-cell>
        </table:table-row>
        <table:table-row table:style-name="ro1">
          <table:table-cell office:value-type="float" office:value="-0.009574718" calcext:value-type="float">
            <text:p>-0.009574718</text:p>
          </table:table-cell>
          <table:table-cell office:value-type="float" office:value="0.026493" calcext:value-type="float">
            <text:p>0.026493</text:p>
          </table:table-cell>
          <table:table-cell/>
          <table:table-cell office:value-type="float" office:value="0.0028318716" calcext:value-type="float">
            <text:p>0.0028318716</text:p>
          </table:table-cell>
          <table:table-cell office:value-type="float" office:value="-0.027732732" calcext:value-type="float">
            <text:p>-0.027732732</text:p>
          </table:table-cell>
          <table:table-cell/>
          <table:table-cell office:value-type="float" office:value="0.014992899" calcext:value-type="float">
            <text:p>0.014992899</text:p>
          </table:table-cell>
          <table:table-cell office:value-type="float" office:value="-0.008785407" calcext:value-type="float">
            <text:p>-0.008785407</text:p>
          </table:table-cell>
          <table:table-cell/>
          <table:table-cell table:formula="of:=([.A19]+[.D19]+[.G19])/3" office:value-type="float" office:value="0.00275001753333333" calcext:value-type="float">
            <text:p>0.002750017533333</text:p>
          </table:table-cell>
          <table:table-cell table:formula="of:=([.B19]+[.E19]+[.H19])/3" office:value-type="float" office:value="-0.003341713" calcext:value-type="float">
            <text:p>-0.003341713</text:p>
          </table:table-cell>
        </table:table-row>
        <table:table-row table:style-name="ro1">
          <table:table-cell office:value-type="float" office:value="0.0025888314" calcext:value-type="float">
            <text:p>0.0025888314</text:p>
          </table:table-cell>
          <table:table-cell office:value-type="float" office:value="0.01219817" calcext:value-type="float">
            <text:p>0.01219817</text:p>
          </table:table-cell>
          <table:table-cell/>
          <table:table-cell office:value-type="float" office:value="-0.003823385" calcext:value-type="float">
            <text:p>-0.003823385</text:p>
          </table:table-cell>
          <table:table-cell office:value-type="float" office:value="0.022721205" calcext:value-type="float">
            <text:p>0.022721205</text:p>
          </table:table-cell>
          <table:table-cell/>
          <table:table-cell office:value-type="float" office:value="-0.0012280442" calcext:value-type="float">
            <text:p>-0.0012280442</text:p>
          </table:table-cell>
          <table:table-cell office:value-type="float" office:value="-0.015597269" calcext:value-type="float">
            <text:p>-0.015597269</text:p>
          </table:table-cell>
          <table:table-cell/>
          <table:table-cell table:formula="of:=([.A20]+[.D20]+[.G20])/3" office:value-type="float" office:value="-0.000820865933333334" calcext:value-type="float">
            <text:p>-0.000820865933333</text:p>
          </table:table-cell>
          <table:table-cell table:formula="of:=([.B20]+[.E20]+[.H20])/3" office:value-type="float" office:value="0.006440702" calcext:value-type="float">
            <text:p>0.006440702</text:p>
          </table:table-cell>
        </table:table-row>
        <table:table-row table:style-name="ro1">
          <table:table-cell office:value-type="float" office:value="-0.0007461817" calcext:value-type="float">
            <text:p>-0.0007461817</text:p>
          </table:table-cell>
          <table:table-cell office:value-type="float" office:value="0.05821958" calcext:value-type="float">
            <text:p>0.05821958</text:p>
          </table:table-cell>
          <table:table-cell/>
          <table:table-cell office:value-type="float" office:value="-0.0032213184" calcext:value-type="float">
            <text:p>-0.0032213184</text:p>
          </table:table-cell>
          <table:table-cell office:value-type="float" office:value="-0.091831185" calcext:value-type="float">
            <text:p>-0.091831185</text:p>
          </table:table-cell>
          <table:table-cell/>
          <table:table-cell office:value-type="float" office:value="0.0105402665" calcext:value-type="float">
            <text:p>0.0105402665</text:p>
          </table:table-cell>
          <table:table-cell office:value-type="float" office:value="-0.05820256" calcext:value-type="float">
            <text:p>-0.05820256</text:p>
          </table:table-cell>
          <table:table-cell/>
          <table:table-cell table:formula="of:=([.A21]+[.D21]+[.G21])/3" office:value-type="float" office:value="0.00219092213333333" calcext:value-type="float">
            <text:p>0.002190922133333</text:p>
          </table:table-cell>
          <table:table-cell table:formula="of:=([.B21]+[.E21]+[.H21])/3" office:value-type="float" office:value="-0.0306047216666667" calcext:value-type="float">
            <text:p>-0.030604721666667</text:p>
          </table:table-cell>
        </table:table-row>
        <table:table-row table:style-name="ro1">
          <table:table-cell office:value-type="float" office:value="0.0026243269" calcext:value-type="float">
            <text:p>0.0026243269</text:p>
          </table:table-cell>
          <table:table-cell office:value-type="float" office:value="0.042949356" calcext:value-type="float">
            <text:p>0.042949356</text:p>
          </table:table-cell>
          <table:table-cell/>
          <table:table-cell office:value-type="float" office:value="-0.0018005536" calcext:value-type="float">
            <text:p>-0.0018005536</text:p>
          </table:table-cell>
          <table:table-cell office:value-type="float" office:value="-0.1076969" calcext:value-type="float">
            <text:p>-0.1076969</text:p>
          </table:table-cell>
          <table:table-cell/>
          <table:table-cell office:value-type="float" office:value="-0.005235452" calcext:value-type="float">
            <text:p>-0.005235452</text:p>
          </table:table-cell>
          <table:table-cell office:value-type="float" office:value="-0.010414549" calcext:value-type="float">
            <text:p>-0.010414549</text:p>
          </table:table-cell>
          <table:table-cell/>
          <table:table-cell table:formula="of:=([.A22]+[.D22]+[.G22])/3" office:value-type="float" office:value="-0.00147055956666667" calcext:value-type="float">
            <text:p>-0.001470559566667</text:p>
          </table:table-cell>
          <table:table-cell table:formula="of:=([.B22]+[.E22]+[.H22])/3" office:value-type="float" office:value="-0.025054031" calcext:value-type="float">
            <text:p>-0.025054031</text:p>
          </table:table-cell>
        </table:table-row>
        <table:table-row table:style-name="ro1">
          <table:table-cell office:value-type="float" office:value="-0.0037904242" calcext:value-type="float">
            <text:p>-0.0037904242</text:p>
          </table:table-cell>
          <table:table-cell office:value-type="float" office:value="0.011847787" calcext:value-type="float">
            <text:p>0.011847787</text:p>
          </table:table-cell>
          <table:table-cell/>
          <table:table-cell office:value-type="float" office:value="-0.0077728517" calcext:value-type="float">
            <text:p>-0.0077728517</text:p>
          </table:table-cell>
          <table:table-cell office:value-type="float" office:value="0.028097201" calcext:value-type="float">
            <text:p>0.028097201</text:p>
          </table:table-cell>
          <table:table-cell/>
          <table:table-cell office:value-type="float" office:value="-0.0020751932" calcext:value-type="float">
            <text:p>-0.0020751932</text:p>
          </table:table-cell>
          <table:table-cell office:value-type="float" office:value="-0.013767602" calcext:value-type="float">
            <text:p>-0.013767602</text:p>
          </table:table-cell>
          <table:table-cell/>
          <table:table-cell table:formula="of:=([.A23]+[.D23]+[.G23])/3" office:value-type="float" office:value="-0.00454615636666667" calcext:value-type="float">
            <text:p>-0.004546156366667</text:p>
          </table:table-cell>
          <table:table-cell table:formula="of:=([.B23]+[.E23]+[.H23])/3" office:value-type="float" office:value="0.00872579533333333" calcext:value-type="float">
            <text:p>0.008725795333333</text:p>
          </table:table-cell>
        </table:table-row>
        <table:table-row table:style-name="ro1">
          <table:table-cell office:value-type="float" office:value="-0.0018732827" calcext:value-type="float">
            <text:p>-0.0018732827</text:p>
          </table:table-cell>
          <table:table-cell office:value-type="float" office:value="-0.0016416387" calcext:value-type="float">
            <text:p>-0.0016416387</text:p>
          </table:table-cell>
          <table:table-cell/>
          <table:table-cell office:value-type="float" office:value="-0.004139118" calcext:value-type="float">
            <text:p>-0.004139118</text:p>
          </table:table-cell>
          <table:table-cell office:value-type="float" office:value="-0.017119743" calcext:value-type="float">
            <text:p>-0.017119743</text:p>
          </table:table-cell>
          <table:table-cell/>
          <table:table-cell office:value-type="float" office:value="0.0060424865" calcext:value-type="float">
            <text:p>0.0060424865</text:p>
          </table:table-cell>
          <table:table-cell office:value-type="float" office:value="-0.04073556" calcext:value-type="float">
            <text:p>-0.04073556</text:p>
          </table:table-cell>
          <table:table-cell/>
          <table:table-cell table:formula="of:=([.A24]+[.D24]+[.G24])/3" office:value-type="float" office:value="0.0000100285999999998" calcext:value-type="float">
            <text:p>1.00285999999998E-05</text:p>
          </table:table-cell>
          <table:table-cell table:formula="of:=([.B24]+[.E24]+[.H24])/3" office:value-type="float" office:value="-0.0198323139" calcext:value-type="float">
            <text:p>-0.0198323139</text:p>
          </table:table-cell>
        </table:table-row>
        <table:table-row table:style-name="ro1">
          <table:table-cell office:value-type="float" office:value="-0.001466301" calcext:value-type="float">
            <text:p>-0.001466301</text:p>
          </table:table-cell>
          <table:table-cell office:value-type="float" office:value="0.03565636" calcext:value-type="float">
            <text:p>0.03565636</text:p>
          </table:table-cell>
          <table:table-cell/>
          <table:table-cell office:value-type="float" office:value="0.001328501" calcext:value-type="float">
            <text:p>0.001328501</text:p>
          </table:table-cell>
          <table:table-cell office:value-type="float" office:value="-0.087697804" calcext:value-type="float">
            <text:p>-0.087697804</text:p>
          </table:table-cell>
          <table:table-cell/>
          <table:table-cell office:value-type="float" office:value="-0.0024719397" calcext:value-type="float">
            <text:p>-0.0024719397</text:p>
          </table:table-cell>
          <table:table-cell office:value-type="float" office:value="-0.005241117" calcext:value-type="float">
            <text:p>-0.005241117</text:p>
          </table:table-cell>
          <table:table-cell/>
          <table:table-cell table:formula="of:=([.A25]+[.D25]+[.G25])/3" office:value-type="float" office:value="-0.000869913233333333" calcext:value-type="float">
            <text:p>-0.000869913233333</text:p>
          </table:table-cell>
          <table:table-cell table:formula="of:=([.B25]+[.E25]+[.H25])/3" office:value-type="float" office:value="-0.019094187" calcext:value-type="float">
            <text:p>-0.019094187</text:p>
          </table:table-cell>
        </table:table-row>
        <table:table-row table:style-name="ro1">
          <table:table-cell office:value-type="float" office:value="-0.0032971837" calcext:value-type="float">
            <text:p>-0.0032971837</text:p>
          </table:table-cell>
          <table:table-cell office:value-type="float" office:value="-0.018226653" calcext:value-type="float">
            <text:p>-0.018226653</text:p>
          </table:table-cell>
          <table:table-cell/>
          <table:table-cell office:value-type="float" office:value="-0.0031988784" calcext:value-type="float">
            <text:p>-0.0031988784</text:p>
          </table:table-cell>
          <table:table-cell office:value-type="float" office:value="-0.020920208" calcext:value-type="float">
            <text:p>-0.020920208</text:p>
          </table:table-cell>
          <table:table-cell/>
          <table:table-cell office:value-type="float" office:value="0.00041196562" calcext:value-type="float">
            <text:p>0.00041196562</text:p>
          </table:table-cell>
          <table:table-cell office:value-type="float" office:value="-0.009111527" calcext:value-type="float">
            <text:p>-0.009111527</text:p>
          </table:table-cell>
          <table:table-cell/>
          <table:table-cell table:formula="of:=([.A26]+[.D26]+[.G26])/3" office:value-type="float" office:value="-0.00202803216" calcext:value-type="float">
            <text:p>-0.00202803216</text:p>
          </table:table-cell>
          <table:table-cell table:formula="of:=([.B26]+[.E26]+[.H26])/3" office:value-type="float" office:value="-0.0160861293333333" calcext:value-type="float">
            <text:p>-0.016086129333333</text:p>
          </table:table-cell>
        </table:table-row>
        <table:table-row table:style-name="ro1">
          <table:table-cell office:value-type="float" office:value="-0.0056042885" calcext:value-type="float">
            <text:p>-0.0056042885</text:p>
          </table:table-cell>
          <table:table-cell office:value-type="float" office:value="-0.01640394" calcext:value-type="float">
            <text:p>-0.01640394</text:p>
          </table:table-cell>
          <table:table-cell/>
          <table:table-cell office:value-type="float" office:value="-0.013865324" calcext:value-type="float">
            <text:p>-0.013865324</text:p>
          </table:table-cell>
          <table:table-cell office:value-type="float" office:value="-0.018828185" calcext:value-type="float">
            <text:p>-0.018828185</text:p>
          </table:table-cell>
          <table:table-cell/>
          <table:table-cell office:value-type="float" office:value="-0.0051223775" calcext:value-type="float">
            <text:p>-0.0051223775</text:p>
          </table:table-cell>
          <table:table-cell office:value-type="float" office:value="-0.008200365" calcext:value-type="float">
            <text:p>-0.008200365</text:p>
          </table:table-cell>
          <table:table-cell/>
          <table:table-cell table:formula="of:=([.A27]+[.D27]+[.G27])/3" office:value-type="float" office:value="-0.00819733" calcext:value-type="float">
            <text:p>-0.00819733</text:p>
          </table:table-cell>
          <table:table-cell table:formula="of:=([.B27]+[.E27]+[.H27])/3" office:value-type="float" office:value="-0.0144774966666667" calcext:value-type="float">
            <text:p>-0.014477496666667</text:p>
          </table:table-cell>
        </table:table-row>
        <table:table-row table:style-name="ro1">
          <table:table-cell office:value-type="float" office:value="0.0026465966" calcext:value-type="float">
            <text:p>0.0026465966</text:p>
          </table:table-cell>
          <table:table-cell office:value-type="float" office:value="-0.014763565" calcext:value-type="float">
            <text:p>-0.014763565</text:p>
          </table:table-cell>
          <table:table-cell/>
          <table:table-cell office:value-type="float" office:value="0.0059782364" calcext:value-type="float">
            <text:p>0.0059782364</text:p>
          </table:table-cell>
          <table:table-cell office:value-type="float" office:value="-0.016945366" calcext:value-type="float">
            <text:p>-0.016945366</text:p>
          </table:table-cell>
          <table:table-cell/>
          <table:table-cell office:value-type="float" office:value="-0.006587682" calcext:value-type="float">
            <text:p>-0.006587682</text:p>
          </table:table-cell>
          <table:table-cell office:value-type="float" office:value="-0.0073803235" calcext:value-type="float">
            <text:p>-0.0073803235</text:p>
          </table:table-cell>
          <table:table-cell/>
          <table:table-cell table:formula="of:=([.A28]+[.D28]+[.G28])/3" office:value-type="float" office:value="0.000679050333333333" calcext:value-type="float">
            <text:p>0.000679050333333</text:p>
          </table:table-cell>
          <table:table-cell table:formula="of:=([.B28]+[.E28]+[.H28])/3" office:value-type="float" office:value="-0.0130297515" calcext:value-type="float">
            <text:p>-0.0130297515</text:p>
          </table:table-cell>
        </table:table-row>
        <table:table-row table:style-name="ro1">
          <table:table-cell office:value-type="float" office:value="-0.00860438" calcext:value-type="float">
            <text:p>-0.00860438</text:p>
          </table:table-cell>
          <table:table-cell office:value-type="float" office:value="-0.013287247" calcext:value-type="float">
            <text:p>-0.013287247</text:p>
          </table:table-cell>
          <table:table-cell/>
          <table:table-cell office:value-type="float" office:value="-0.013735802" calcext:value-type="float">
            <text:p>-0.013735802</text:p>
          </table:table-cell>
          <table:table-cell office:value-type="float" office:value="-0.01525083" calcext:value-type="float">
            <text:p>-0.01525083</text:p>
          </table:table-cell>
          <table:table-cell/>
          <table:table-cell office:value-type="float" office:value="-0.0008752051" calcext:value-type="float">
            <text:p>-0.0008752051</text:p>
          </table:table-cell>
          <table:table-cell office:value-type="float" office:value="-0.006642311" calcext:value-type="float">
            <text:p>-0.006642311</text:p>
          </table:table-cell>
          <table:table-cell/>
          <table:table-cell table:formula="of:=([.A29]+[.D29]+[.G29])/3" office:value-type="float" office:value="-0.00773846236666667" calcext:value-type="float">
            <text:p>-0.007738462366667</text:p>
          </table:table-cell>
          <table:table-cell table:formula="of:=([.B29]+[.E29]+[.H29])/3" office:value-type="float" office:value="-0.011726796" calcext:value-type="float">
            <text:p>-0.011726796</text:p>
          </table:table-cell>
        </table:table-row>
        <table:table-row table:style-name="ro1">
          <table:table-cell office:value-type="float" office:value="0.0058791107" calcext:value-type="float">
            <text:p>0.0058791107</text:p>
          </table:table-cell>
          <table:table-cell office:value-type="float" office:value="-0.02646047" calcext:value-type="float">
            <text:p>-0.02646047</text:p>
          </table:table-cell>
          <table:table-cell/>
          <table:table-cell office:value-type="float" office:value="-0.023128824" calcext:value-type="float">
            <text:p>-0.023128824</text:p>
          </table:table-cell>
          <table:table-cell office:value-type="float" office:value="-0.0455861" calcext:value-type="float">
            <text:p>-0.0455861</text:p>
          </table:table-cell>
          <table:table-cell/>
          <table:table-cell office:value-type="float" office:value="-0.008917566" calcext:value-type="float">
            <text:p>-0.008917566</text:p>
          </table:table-cell>
          <table:table-cell office:value-type="float" office:value="0.044998463" calcext:value-type="float">
            <text:p>0.044998463</text:p>
          </table:table-cell>
          <table:table-cell/>
          <table:table-cell table:formula="of:=([.A30]+[.D30]+[.G30])/3" office:value-type="float" office:value="-0.00872242643333333" calcext:value-type="float">
            <text:p>-0.008722426433333</text:p>
          </table:table-cell>
          <table:table-cell table:formula="of:=([.B30]+[.E30]+[.H30])/3" office:value-type="float" office:value="-0.00901603566666667" calcext:value-type="float">
            <text:p>-0.009016035666667</text:p>
          </table:table-cell>
        </table:table-row>
        <table:table-row table:style-name="ro1">
          <table:table-cell office:value-type="float" office:value="0.00067703857" calcext:value-type="float">
            <text:p>0.00067703857</text:p>
          </table:table-cell>
          <table:table-cell office:value-type="float" office:value="-0.015245135" calcext:value-type="float">
            <text:p>-0.015245135</text:p>
          </table:table-cell>
          <table:table-cell/>
          <table:table-cell office:value-type="float" office:value="-0.053774923" calcext:value-type="float">
            <text:p>-0.053774923</text:p>
          </table:table-cell>
          <table:table-cell office:value-type="float" office:value="-0.039489403" calcext:value-type="float">
            <text:p>-0.039489403</text:p>
          </table:table-cell>
          <table:table-cell/>
          <table:table-cell office:value-type="float" office:value="0.04822417" calcext:value-type="float">
            <text:p>0.04822417</text:p>
          </table:table-cell>
          <table:table-cell office:value-type="float" office:value="0.024019117" calcext:value-type="float">
            <text:p>0.024019117</text:p>
          </table:table-cell>
          <table:table-cell/>
          <table:table-cell table:formula="of:=([.A31]+[.D31]+[.G31])/3" office:value-type="float" office:value="-0.00162457147666667" calcext:value-type="float">
            <text:p>-0.001624571476667</text:p>
          </table:table-cell>
          <table:table-cell table:formula="of:=([.B31]+[.E31]+[.H31])/3" office:value-type="float" office:value="-0.0102384736666667" calcext:value-type="float">
            <text:p>-0.010238473666667</text:p>
          </table:table-cell>
        </table:table-row>
        <table:table-row table:style-name="ro1">
          <table:table-cell office:value-type="float" office:value="0.008299704" calcext:value-type="float">
            <text:p>0.008299704</text:p>
          </table:table-cell>
          <table:table-cell office:value-type="float" office:value="-0.014160045" calcext:value-type="float">
            <text:p>-0.014160045</text:p>
          </table:table-cell>
          <table:table-cell/>
          <table:table-cell office:value-type="float" office:value="-0.21780664" calcext:value-type="float">
            <text:p>-0.21780664</text:p>
          </table:table-cell>
          <table:table-cell office:value-type="float" office:value="-0.042351987" calcext:value-type="float">
            <text:p>-0.042351987</text:p>
          </table:table-cell>
          <table:table-cell/>
          <table:table-cell office:value-type="float" office:value="0.0669125" calcext:value-type="float">
            <text:p>0.0669125</text:p>
          </table:table-cell>
          <table:table-cell office:value-type="float" office:value="0.036998086" calcext:value-type="float">
            <text:p>0.036998086</text:p>
          </table:table-cell>
          <table:table-cell/>
          <table:table-cell table:formula="of:=([.A32]+[.D32]+[.G32])/3" office:value-type="float" office:value="-0.0475314786666667" calcext:value-type="float">
            <text:p>-0.047531478666667</text:p>
          </table:table-cell>
          <table:table-cell table:formula="of:=([.B32]+[.E32]+[.H32])/3" office:value-type="float" office:value="-0.00650464866666667" calcext:value-type="float">
            <text:p>-0.006504648666667</text:p>
          </table:table-cell>
        </table:table-row>
        <table:table-row table:style-name="ro1">
          <table:table-cell office:value-type="float" office:value="0.05141506" calcext:value-type="float">
            <text:p>0.05141506</text:p>
          </table:table-cell>
          <table:table-cell office:value-type="float" office:value="-0.008569177" calcext:value-type="float">
            <text:p>-0.008569177</text:p>
          </table:table-cell>
          <table:table-cell/>
          <table:table-cell office:value-type="float" office:value="-0.22612849" calcext:value-type="float">
            <text:p>-0.22612849</text:p>
          </table:table-cell>
          <table:table-cell office:value-type="float" office:value="-0.03262362" calcext:value-type="float">
            <text:p>-0.03262362</text:p>
          </table:table-cell>
          <table:table-cell/>
          <table:table-cell office:value-type="float" office:value="0.036051333" calcext:value-type="float">
            <text:p>0.036051333</text:p>
          </table:table-cell>
          <table:table-cell office:value-type="float" office:value="0.029343186" calcext:value-type="float">
            <text:p>0.029343186</text:p>
          </table:table-cell>
          <table:table-cell/>
          <table:table-cell table:formula="of:=([.A33]+[.D33]+[.G33])/3" office:value-type="float" office:value="-0.046220699" calcext:value-type="float">
            <text:p>-0.046220699</text:p>
          </table:table-cell>
          <table:table-cell table:formula="of:=([.B33]+[.E33]+[.H33])/3" office:value-type="float" office:value="-0.00394987033333333" calcext:value-type="float">
            <text:p>-0.003949870333333</text:p>
          </table:table-cell>
        </table:table-row>
        <table:table-row table:style-name="ro1">
          <table:table-cell office:value-type="float" office:value="0.05374424" calcext:value-type="float">
            <text:p>0.05374424</text:p>
          </table:table-cell>
          <table:table-cell office:value-type="float" office:value="-0.029904645" calcext:value-type="float">
            <text:p>-0.029904645</text:p>
          </table:table-cell>
          <table:table-cell/>
          <table:table-cell office:value-type="float" office:value="-0.29514164" calcext:value-type="float">
            <text:p>-0.29514164</text:p>
          </table:table-cell>
          <table:table-cell office:value-type="float" office:value="-0.006070239" calcext:value-type="float">
            <text:p>-0.006070239</text:p>
          </table:table-cell>
          <table:table-cell/>
          <table:table-cell office:value-type="float" office:value="0.10056143" calcext:value-type="float">
            <text:p>0.10056143</text:p>
          </table:table-cell>
          <table:table-cell office:value-type="float" office:value="0.015642246" calcext:value-type="float">
            <text:p>0.015642246</text:p>
          </table:table-cell>
          <table:table-cell/>
          <table:table-cell table:formula="of:=([.A34]+[.D34]+[.G34])/3" office:value-type="float" office:value="-0.0469453233333333" calcext:value-type="float">
            <text:p>-0.046945323333333</text:p>
          </table:table-cell>
          <table:table-cell table:formula="of:=([.B34]+[.E34]+[.H34])/3" office:value-type="float" office:value="-0.006777546" calcext:value-type="float">
            <text:p>-0.006777546</text:p>
          </table:table-cell>
        </table:table-row>
        <table:table-row table:style-name="ro1">
          <table:table-cell office:value-type="float" office:value="0.12527412" calcext:value-type="float">
            <text:p>0.12527412</text:p>
          </table:table-cell>
          <table:table-cell office:value-type="float" office:value="0.007802573" calcext:value-type="float">
            <text:p>0.007802573</text:p>
          </table:table-cell>
          <table:table-cell/>
          <table:table-cell office:value-type="float" office:value="-0.48073974" calcext:value-type="float">
            <text:p>-0.48073974</text:p>
          </table:table-cell>
          <table:table-cell office:value-type="float" office:value="-0.012933922" calcext:value-type="float">
            <text:p>-0.012933922</text:p>
          </table:table-cell>
          <table:table-cell/>
          <table:table-cell office:value-type="float" office:value="0.12236559" calcext:value-type="float">
            <text:p>0.12236559</text:p>
          </table:table-cell>
          <table:table-cell office:value-type="float" office:value="0.021988194" calcext:value-type="float">
            <text:p>0.021988194</text:p>
          </table:table-cell>
          <table:table-cell/>
          <table:table-cell table:formula="of:=([.A35]+[.D35]+[.G35])/3" office:value-type="float" office:value="-0.07770001" calcext:value-type="float">
            <text:p>-0.07770001</text:p>
          </table:table-cell>
          <table:table-cell table:formula="of:=([.B35]+[.E35]+[.H35])/3" office:value-type="float" office:value="0.00561894833333333" calcext:value-type="float">
            <text:p>0.005618948333333</text:p>
          </table:table-cell>
        </table:table-row>
        <table:table-row table:style-name="ro1">
          <table:table-cell office:value-type="float" office:value="0.23381598" calcext:value-type="float">
            <text:p>0.23381598</text:p>
          </table:table-cell>
          <table:table-cell office:value-type="float" office:value="-0.0024258443" calcext:value-type="float">
            <text:p>-0.0024258443</text:p>
          </table:table-cell>
          <table:table-cell/>
          <table:table-cell office:value-type="float" office:value="-0.5286863" calcext:value-type="float">
            <text:p>-0.5286863</text:p>
          </table:table-cell>
          <table:table-cell office:value-type="float" office:value="0.018462017" calcext:value-type="float">
            <text:p>0.018462017</text:p>
          </table:table-cell>
          <table:table-cell/>
          <table:table-cell office:value-type="float" office:value="0.15231653" calcext:value-type="float">
            <text:p>0.15231653</text:p>
          </table:table-cell>
          <table:table-cell office:value-type="float" office:value="0.02396417" calcext:value-type="float">
            <text:p>0.02396417</text:p>
          </table:table-cell>
          <table:table-cell/>
          <table:table-cell table:formula="of:=([.A36]+[.D36]+[.G36])/3" office:value-type="float" office:value="-0.04751793" calcext:value-type="float">
            <text:p>-0.04751793</text:p>
          </table:table-cell>
          <table:table-cell table:formula="of:=([.B36]+[.E36]+[.H36])/3" office:value-type="float" office:value="0.0133334475666667" calcext:value-type="float">
            <text:p>0.013333447566667</text:p>
          </table:table-cell>
        </table:table-row>
        <table:table-row table:style-name="ro1">
          <table:table-cell office:value-type="float" office:value="0.39654282" calcext:value-type="float">
            <text:p>0.39654282</text:p>
          </table:table-cell>
          <table:table-cell office:value-type="float" office:value="-0.0013043836" calcext:value-type="float">
            <text:p>-0.0013043836</text:p>
          </table:table-cell>
          <table:table-cell/>
          <table:table-cell office:value-type="float" office:value="-0.90054905" calcext:value-type="float">
            <text:p>-0.90054905</text:p>
          </table:table-cell>
          <table:table-cell office:value-type="float" office:value="0.0025533237" calcext:value-type="float">
            <text:p>0.0025533237</text:p>
          </table:table-cell>
          <table:table-cell/>
          <table:table-cell office:value-type="float" office:value="0.26848134" calcext:value-type="float">
            <text:p>0.26848134</text:p>
          </table:table-cell>
          <table:table-cell office:value-type="float" office:value="0.036948588" calcext:value-type="float">
            <text:p>0.036948588</text:p>
          </table:table-cell>
          <table:table-cell/>
          <table:table-cell table:formula="of:=([.A37]+[.D37]+[.G37])/3" office:value-type="float" office:value="-0.0785082966666667" calcext:value-type="float">
            <text:p>-0.078508296666667</text:p>
          </table:table-cell>
          <table:table-cell table:formula="of:=([.B37]+[.E37]+[.H37])/3" office:value-type="float" office:value="0.0127325093666667" calcext:value-type="float">
            <text:p>0.012732509366667</text:p>
          </table:table-cell>
        </table:table-row>
        <table:table-row table:style-name="ro1">
          <table:table-cell office:value-type="float" office:value="-0.04938589" calcext:value-type="float">
            <text:p>-0.04938589</text:p>
          </table:table-cell>
          <table:table-cell office:value-type="float" office:value="-1.2775656" calcext:value-type="float">
            <text:p>-1.2775656</text:p>
          </table:table-cell>
          <table:table-cell/>
          <table:table-cell office:value-type="float" office:value="-0.4593712" calcext:value-type="float">
            <text:p>-0.4593712</text:p>
          </table:table-cell>
          <table:table-cell office:value-type="float" office:value="0.3391388" calcext:value-type="float">
            <text:p>0.3391388</text:p>
          </table:table-cell>
          <table:table-cell/>
          <table:table-cell office:value-type="float" office:value="0.2818432" calcext:value-type="float">
            <text:p>0.2818432</text:p>
          </table:table-cell>
          <table:table-cell office:value-type="float" office:value="0.30571467" calcext:value-type="float">
            <text:p>0.30571467</text:p>
          </table:table-cell>
          <table:table-cell/>
          <table:table-cell table:formula="of:=([.A38]+[.D38]+[.G38])/3" office:value-type="float" office:value="-0.0756379633333334" calcext:value-type="float">
            <text:p>-0.075637963333333</text:p>
          </table:table-cell>
          <table:table-cell table:formula="of:=([.B38]+[.E38]+[.H38])/3" office:value-type="float" office:value="-0.210904043333333" calcext:value-type="float">
            <text:p>-0.210904043333333</text:p>
          </table:table-cell>
        </table:table-row>
        <table:table-row table:style-name="ro1">
          <table:table-cell office:value-type="float" office:value="-0.6407852" calcext:value-type="float">
            <text:p>-0.6407852</text:p>
          </table:table-cell>
          <table:table-cell office:value-type="float" office:value="-1.0250044" calcext:value-type="float">
            <text:p>-1.0250044</text:p>
          </table:table-cell>
          <table:table-cell/>
          <table:table-cell office:value-type="float" office:value="-0.64436674" calcext:value-type="float">
            <text:p>-0.64436674</text:p>
          </table:table-cell>
          <table:table-cell office:value-type="float" office:value="0.3181888" calcext:value-type="float">
            <text:p>0.3181888</text:p>
          </table:table-cell>
          <table:table-cell/>
          <table:table-cell office:value-type="float" office:value="0.38879073" calcext:value-type="float">
            <text:p>0.38879073</text:p>
          </table:table-cell>
          <table:table-cell office:value-type="float" office:value="0.2982145" calcext:value-type="float">
            <text:p>0.2982145</text:p>
          </table:table-cell>
          <table:table-cell/>
          <table:table-cell table:formula="of:=([.A39]+[.D39]+[.G39])/3" office:value-type="float" office:value="-0.29878707" calcext:value-type="float">
            <text:p>-0.29878707</text:p>
          </table:table-cell>
          <table:table-cell table:formula="of:=([.B39]+[.E39]+[.H39])/3" office:value-type="float" office:value="-0.136200366666667" calcext:value-type="float">
            <text:p>-0.136200366666667</text:p>
          </table:table-cell>
        </table:table-row>
        <table:table-row table:style-name="ro1">
          <table:table-cell office:value-type="float" office:value="-0.94101334" calcext:value-type="float">
            <text:p>-0.94101334</text:p>
          </table:table-cell>
          <table:table-cell office:value-type="float" office:value="-0.94996977" calcext:value-type="float">
            <text:p>-0.94996977</text:p>
          </table:table-cell>
          <table:table-cell/>
          <table:table-cell office:value-type="float" office:value="-0.32570633" calcext:value-type="float">
            <text:p>-0.32570633</text:p>
          </table:table-cell>
          <table:table-cell office:value-type="float" office:value="0.21891387" calcext:value-type="float">
            <text:p>0.21891387</text:p>
          </table:table-cell>
          <table:table-cell/>
          <table:table-cell office:value-type="float" office:value="0.23565377" calcext:value-type="float">
            <text:p>0.23565377</text:p>
          </table:table-cell>
          <table:table-cell office:value-type="float" office:value="0.1622651" calcext:value-type="float">
            <text:p>0.1622651</text:p>
          </table:table-cell>
          <table:table-cell/>
          <table:table-cell table:formula="of:=([.A40]+[.D40]+[.G40])/3" office:value-type="float" office:value="-0.343688633333333" calcext:value-type="float">
            <text:p>-0.343688633333333</text:p>
          </table:table-cell>
          <table:table-cell table:formula="of:=([.B40]+[.E40]+[.H40])/3" office:value-type="float" office:value="-0.189596933333333" calcext:value-type="float">
            <text:p>-0.189596933333333</text:p>
          </table:table-cell>
        </table:table-row>
        <table:table-row table:style-name="ro1">
          <table:table-cell office:value-type="float" office:value="-0.870203" calcext:value-type="float">
            <text:p>-0.870203</text:p>
          </table:table-cell>
          <table:table-cell office:value-type="float" office:value="-0.8615646" calcext:value-type="float">
            <text:p>-0.8615646</text:p>
          </table:table-cell>
          <table:table-cell/>
          <table:table-cell office:value-type="float" office:value="-0.37597266" calcext:value-type="float">
            <text:p>-0.37597266</text:p>
          </table:table-cell>
          <table:table-cell office:value-type="float" office:value="0.17526954" calcext:value-type="float">
            <text:p>0.17526954</text:p>
          </table:table-cell>
          <table:table-cell/>
          <table:table-cell office:value-type="float" office:value="0.010379443" calcext:value-type="float">
            <text:p>0.010379443</text:p>
          </table:table-cell>
          <table:table-cell office:value-type="float" office:value="0.24513528" calcext:value-type="float">
            <text:p>0.24513528</text:p>
          </table:table-cell>
          <table:table-cell/>
          <table:table-cell table:formula="of:=([.A41]+[.D41]+[.G41])/3" office:value-type="float" office:value="-0.411932072333333" calcext:value-type="float">
            <text:p>-0.411932072333333</text:p>
          </table:table-cell>
          <table:table-cell table:formula="of:=([.B41]+[.E41]+[.H41])/3" office:value-type="float" office:value="-0.14705326" calcext:value-type="float">
            <text:p>-0.14705326</text:p>
          </table:table-cell>
        </table:table-row>
        <table:table-row table:style-name="ro1">
          <table:table-cell office:value-type="float" office:value="-0.6897989" calcext:value-type="float">
            <text:p>-0.6897989</text:p>
          </table:table-cell>
          <table:table-cell office:value-type="float" office:value="-0.7488212" calcext:value-type="float">
            <text:p>-0.7488212</text:p>
          </table:table-cell>
          <table:table-cell/>
          <table:table-cell office:value-type="float" office:value="0.029227218" calcext:value-type="float">
            <text:p>0.029227218</text:p>
          </table:table-cell>
          <table:table-cell office:value-type="float" office:value="0.11445645" calcext:value-type="float">
            <text:p>0.11445645</text:p>
          </table:table-cell>
          <table:table-cell/>
          <table:table-cell office:value-type="float" office:value="-0.25652763" calcext:value-type="float">
            <text:p>-0.25652763</text:p>
          </table:table-cell>
          <table:table-cell office:value-type="float" office:value="0.2342448" calcext:value-type="float">
            <text:p>0.2342448</text:p>
          </table:table-cell>
          <table:table-cell/>
          <table:table-cell table:formula="of:=([.A42]+[.D42]+[.G42])/3" office:value-type="float" office:value="-0.305699770666667" calcext:value-type="float">
            <text:p>-0.305699770666667</text:p>
          </table:table-cell>
          <table:table-cell table:formula="of:=([.B42]+[.E42]+[.H42])/3" office:value-type="float" office:value="-0.133373316666667" calcext:value-type="float">
            <text:p>-0.133373316666667</text:p>
          </table:table-cell>
        </table:table-row>
        <table:table-row table:style-name="ro1">
          <table:table-cell office:value-type="float" office:value="-0.4140563" calcext:value-type="float">
            <text:p>-0.4140563</text:p>
          </table:table-cell>
          <table:table-cell office:value-type="float" office:value="-0.8037975" calcext:value-type="float">
            <text:p>-0.8037975</text:p>
          </table:table-cell>
          <table:table-cell/>
          <table:table-cell office:value-type="float" office:value="-0.15584885" calcext:value-type="float">
            <text:p>-0.15584885</text:p>
          </table:table-cell>
          <table:table-cell office:value-type="float" office:value="0.12080867" calcext:value-type="float">
            <text:p>0.12080867</text:p>
          </table:table-cell>
          <table:table-cell/>
          <table:table-cell office:value-type="float" office:value="-0.3824862" calcext:value-type="float">
            <text:p>-0.3824862</text:p>
          </table:table-cell>
          <table:table-cell office:value-type="float" office:value="0.19148439" calcext:value-type="float">
            <text:p>0.19148439</text:p>
          </table:table-cell>
          <table:table-cell/>
          <table:table-cell table:formula="of:=([.A43]+[.D43]+[.G43])/3" office:value-type="float" office:value="-0.317463783333333" calcext:value-type="float">
            <text:p>-0.317463783333333</text:p>
          </table:table-cell>
          <table:table-cell table:formula="of:=([.B43]+[.E43]+[.H43])/3" office:value-type="float" office:value="-0.163834813333333" calcext:value-type="float">
            <text:p>-0.163834813333333</text:p>
          </table:table-cell>
        </table:table-row>
        <table:table-row table:style-name="ro1">
          <table:table-cell office:value-type="float" office:value="-0.2616888" calcext:value-type="float">
            <text:p>-0.2616888</text:p>
          </table:table-cell>
          <table:table-cell office:value-type="float" office:value="-0.702324" calcext:value-type="float">
            <text:p>-0.702324</text:p>
          </table:table-cell>
          <table:table-cell/>
          <table:table-cell office:value-type="float" office:value="0.40509737" calcext:value-type="float">
            <text:p>0.40509737</text:p>
          </table:table-cell>
          <table:table-cell office:value-type="float" office:value="0.113342054" calcext:value-type="float">
            <text:p>0.113342054</text:p>
          </table:table-cell>
          <table:table-cell/>
          <table:table-cell office:value-type="float" office:value="-0.55495536" calcext:value-type="float">
            <text:p>-0.55495536</text:p>
          </table:table-cell>
          <table:table-cell office:value-type="float" office:value="0.1097139" calcext:value-type="float">
            <text:p>0.1097139</text:p>
          </table:table-cell>
          <table:table-cell/>
          <table:table-cell table:formula="of:=([.A44]+[.D44]+[.G44])/3" office:value-type="float" office:value="-0.137182263333333" calcext:value-type="float">
            <text:p>-0.137182263333333</text:p>
          </table:table-cell>
          <table:table-cell table:formula="of:=([.B44]+[.E44]+[.H44])/3" office:value-type="float" office:value="-0.159756015333333" calcext:value-type="float">
            <text:p>-0.159756015333333</text:p>
          </table:table-cell>
        </table:table-row>
        <table:table-row table:style-name="ro1">
          <table:table-cell office:value-type="float" office:value="-0.02699937" calcext:value-type="float">
            <text:p>-0.02699937</text:p>
          </table:table-cell>
          <table:table-cell office:value-type="float" office:value="-0.5485955" calcext:value-type="float">
            <text:p>-0.5485955</text:p>
          </table:table-cell>
          <table:table-cell/>
          <table:table-cell office:value-type="float" office:value="0.56651634" calcext:value-type="float">
            <text:p>0.56651634</text:p>
          </table:table-cell>
          <table:table-cell office:value-type="float" office:value="0.1281553" calcext:value-type="float">
            <text:p>0.1281553</text:p>
          </table:table-cell>
          <table:table-cell/>
          <table:table-cell office:value-type="float" office:value="-0.4238739" calcext:value-type="float">
            <text:p>-0.4238739</text:p>
          </table:table-cell>
          <table:table-cell office:value-type="float" office:value="0.1582884" calcext:value-type="float">
            <text:p>0.1582884</text:p>
          </table:table-cell>
          <table:table-cell/>
          <table:table-cell table:formula="of:=([.A45]+[.D45]+[.G45])/3" office:value-type="float" office:value="0.03854769" calcext:value-type="float">
            <text:p>0.03854769</text:p>
          </table:table-cell>
          <table:table-cell table:formula="of:=([.B45]+[.E45]+[.H45])/3" office:value-type="float" office:value="-0.0873839333333333" calcext:value-type="float">
            <text:p>-0.087383933333333</text:p>
          </table:table-cell>
        </table:table-row>
        <table:table-row table:style-name="ro1">
          <table:table-cell office:value-type="float" office:value="-0.024299432" calcext:value-type="float">
            <text:p>-0.024299432</text:p>
          </table:table-cell>
          <table:table-cell office:value-type="float" office:value="-0.48846254" calcext:value-type="float">
            <text:p>-0.48846254</text:p>
          </table:table-cell>
          <table:table-cell/>
          <table:table-cell office:value-type="float" office:value="0.5098647" calcext:value-type="float">
            <text:p>0.5098647</text:p>
          </table:table-cell>
          <table:table-cell office:value-type="float" office:value="0.09073041" calcext:value-type="float">
            <text:p>0.09073041</text:p>
          </table:table-cell>
          <table:table-cell/>
          <table:table-cell office:value-type="float" office:value="-0.3814865" calcext:value-type="float">
            <text:p>-0.3814865</text:p>
          </table:table-cell>
          <table:table-cell office:value-type="float" office:value="0.13916367" calcext:value-type="float">
            <text:p>0.13916367</text:p>
          </table:table-cell>
          <table:table-cell/>
          <table:table-cell table:formula="of:=([.A46]+[.D46]+[.G46])/3" office:value-type="float" office:value="0.0346929226666666" calcext:value-type="float">
            <text:p>0.034692922666667</text:p>
          </table:table-cell>
          <table:table-cell table:formula="of:=([.B46]+[.E46]+[.H46])/3" office:value-type="float" office:value="-0.0861894866666667" calcext:value-type="float">
            <text:p>-0.086189486666667</text:p>
          </table:table-cell>
        </table:table-row>
        <table:table-row table:style-name="ro1">
          <table:table-cell office:value-type="float" office:value="-0.021869503" calcext:value-type="float">
            <text:p>-0.021869503</text:p>
          </table:table-cell>
          <table:table-cell office:value-type="float" office:value="-0.533879" calcext:value-type="float">
            <text:p>-0.533879</text:p>
          </table:table-cell>
          <table:table-cell/>
          <table:table-cell office:value-type="float" office:value="0.45887816" calcext:value-type="float">
            <text:p>0.45887816</text:p>
          </table:table-cell>
          <table:table-cell office:value-type="float" office:value="0.12472377" calcext:value-type="float">
            <text:p>0.12472377</text:p>
          </table:table-cell>
          <table:table-cell/>
          <table:table-cell office:value-type="float" office:value="-0.34333783" calcext:value-type="float">
            <text:p>-0.34333783</text:p>
          </table:table-cell>
          <table:table-cell office:value-type="float" office:value="0.072512954" calcext:value-type="float">
            <text:p>0.072512954</text:p>
          </table:table-cell>
          <table:table-cell/>
          <table:table-cell table:formula="of:=([.A47]+[.D47]+[.G47])/3" office:value-type="float" office:value="0.031223609" calcext:value-type="float">
            <text:p>0.031223609</text:p>
          </table:table-cell>
          <table:table-cell table:formula="of:=([.B47]+[.E47]+[.H47])/3" office:value-type="float" office:value="-0.112214092" calcext:value-type="float">
            <text:p>-0.112214092</text:p>
          </table:table-cell>
        </table:table-row>
        <table:table-row table:style-name="ro1">
          <table:table-cell office:value-type="float" office:value="-0.019682549" calcext:value-type="float">
            <text:p>-0.019682549</text:p>
          </table:table-cell>
          <table:table-cell office:value-type="float" office:value="-0.46357208" calcext:value-type="float">
            <text:p>-0.46357208</text:p>
          </table:table-cell>
          <table:table-cell/>
          <table:table-cell office:value-type="float" office:value="0.4129904" calcext:value-type="float">
            <text:p>0.4129904</text:p>
          </table:table-cell>
          <table:table-cell office:value-type="float" office:value="0.0709428" calcext:value-type="float">
            <text:p>0.0709428</text:p>
          </table:table-cell>
          <table:table-cell/>
          <table:table-cell office:value-type="float" office:value="-0.30900407" calcext:value-type="float">
            <text:p>-0.30900407</text:p>
          </table:table-cell>
          <table:table-cell office:value-type="float" office:value="0.061746027" calcext:value-type="float">
            <text:p>0.061746027</text:p>
          </table:table-cell>
          <table:table-cell/>
          <table:table-cell table:formula="of:=([.A48]+[.D48]+[.G48])/3" office:value-type="float" office:value="0.0281012603333333" calcext:value-type="float">
            <text:p>0.028101260333333</text:p>
          </table:table-cell>
          <table:table-cell table:formula="of:=([.B48]+[.E48]+[.H48])/3" office:value-type="float" office:value="-0.110294417666667" calcext:value-type="float">
            <text:p>-0.110294417666667</text:p>
          </table:table-cell>
        </table:table-row>
        <table:table-row table:style-name="ro1">
          <table:table-cell office:value-type="float" office:value="-0.017714303" calcext:value-type="float">
            <text:p>-0.017714303</text:p>
          </table:table-cell>
          <table:table-cell office:value-type="float" office:value="-0.44709772" calcext:value-type="float">
            <text:p>-0.44709772</text:p>
          </table:table-cell>
          <table:table-cell/>
          <table:table-cell office:value-type="float" office:value="0.37169135" calcext:value-type="float">
            <text:p>0.37169135</text:p>
          </table:table-cell>
          <table:table-cell office:value-type="float" office:value="0.025396375" calcext:value-type="float">
            <text:p>0.025396375</text:p>
          </table:table-cell>
          <table:table-cell/>
          <table:table-cell office:value-type="float" office:value="-0.27810365" calcext:value-type="float">
            <text:p>-0.27810365</text:p>
          </table:table-cell>
          <table:table-cell office:value-type="float" office:value="0.11973158" calcext:value-type="float">
            <text:p>0.11973158</text:p>
          </table:table-cell>
          <table:table-cell/>
          <table:table-cell table:formula="of:=([.A49]+[.D49]+[.G49])/3" office:value-type="float" office:value="0.0252911323333334" calcext:value-type="float">
            <text:p>0.025291132333333</text:p>
          </table:table-cell>
          <table:table-cell table:formula="of:=([.B49]+[.E49]+[.H49])/3" office:value-type="float" office:value="-0.100656588333333" calcext:value-type="float">
            <text:p>-0.100656588333333</text:p>
          </table:table-cell>
        </table:table-row>
        <table:table-row table:style-name="ro1">
          <table:table-cell office:value-type="float" office:value="-0.015942888" calcext:value-type="float">
            <text:p>-0.015942888</text:p>
          </table:table-cell>
          <table:table-cell office:value-type="float" office:value="-0.3641555" calcext:value-type="float">
            <text:p>-0.3641555</text:p>
          </table:table-cell>
          <table:table-cell/>
          <table:table-cell office:value-type="float" office:value="0.33452222" calcext:value-type="float">
            <text:p>0.33452222</text:p>
          </table:table-cell>
          <table:table-cell office:value-type="float" office:value="0.024834277" calcext:value-type="float">
            <text:p>0.024834277</text:p>
          </table:table-cell>
          <table:table-cell/>
          <table:table-cell office:value-type="float" office:value="-0.25029328" calcext:value-type="float">
            <text:p>-0.25029328</text:p>
          </table:table-cell>
          <table:table-cell office:value-type="float" office:value="0.05502407" calcext:value-type="float">
            <text:p>0.05502407</text:p>
          </table:table-cell>
          <table:table-cell/>
          <table:table-cell table:formula="of:=([.A50]+[.D50]+[.G50])/3" office:value-type="float" office:value="0.0227620173333333" calcext:value-type="float">
            <text:p>0.022762017333333</text:p>
          </table:table-cell>
          <table:table-cell table:formula="of:=([.B50]+[.E50]+[.H50])/3" office:value-type="float" office:value="-0.0947657176666666" calcext:value-type="float">
            <text:p>-0.094765717666667</text:p>
          </table:table-cell>
        </table:table-row>
        <table:table-row table:style-name="ro1">
          <table:table-cell office:value-type="float" office:value="-0.9576347" calcext:value-type="float">
            <text:p>-0.9576347</text:p>
          </table:table-cell>
          <table:table-cell office:value-type="float" office:value="-0.3356501" calcext:value-type="float">
            <text:p>-0.3356501</text:p>
          </table:table-cell>
          <table:table-cell/>
          <table:table-cell office:value-type="float" office:value="0.4408161" calcext:value-type="float">
            <text:p>0.4408161</text:p>
          </table:table-cell>
          <table:table-cell office:value-type="float" office:value="-0.01829856" calcext:value-type="float">
            <text:p>-0.01829856</text:p>
          </table:table-cell>
          <table:table-cell/>
          <table:table-cell office:value-type="float" office:value="0.36645967" calcext:value-type="float">
            <text:p>0.36645967</text:p>
          </table:table-cell>
          <table:table-cell office:value-type="float" office:value="0.078965046" calcext:value-type="float">
            <text:p>0.078965046</text:p>
          </table:table-cell>
          <table:table-cell/>
          <table:table-cell table:formula="of:=([.A51]+[.D51]+[.G51])/3" office:value-type="float" office:value="-0.0501196433333333" calcext:value-type="float">
            <text:p>-0.050119643333333</text:p>
          </table:table-cell>
          <table:table-cell table:formula="of:=([.B51]+[.E51]+[.H51])/3" office:value-type="float" office:value="-0.0916612046666667" calcext:value-type="float">
            <text:p>-0.091661204666667</text:p>
          </table:table-cell>
        </table:table-row>
        <table:table-row table:style-name="ro1">
          <table:table-cell office:value-type="float" office:value="-0.90691525" calcext:value-type="float">
            <text:p>-0.90691525</text:p>
          </table:table-cell>
          <table:table-cell office:value-type="float" office:value="-0.29922864" calcext:value-type="float">
            <text:p>-0.29922864</text:p>
          </table:table-cell>
          <table:table-cell/>
          <table:table-cell office:value-type="float" office:value="0.2895079" calcext:value-type="float">
            <text:p>0.2895079</text:p>
          </table:table-cell>
          <table:table-cell office:value-type="float" office:value="0.052745167" calcext:value-type="float">
            <text:p>0.052745167</text:p>
          </table:table-cell>
          <table:table-cell/>
          <table:table-cell office:value-type="float" office:value="0.42429614" calcext:value-type="float">
            <text:p>0.42429614</text:p>
          </table:table-cell>
          <table:table-cell office:value-type="float" office:value="0.09106363" calcext:value-type="float">
            <text:p>0.09106363</text:p>
          </table:table-cell>
          <table:table-cell/>
          <table:table-cell table:formula="of:=([.A52]+[.D52]+[.G52])/3" office:value-type="float" office:value="-0.0643704033333334" calcext:value-type="float">
            <text:p>-0.064370403333333</text:p>
          </table:table-cell>
          <table:table-cell table:formula="of:=([.B52]+[.E52]+[.H52])/3" office:value-type="float" office:value="-0.0518066143333333" calcext:value-type="float">
            <text:p>-0.051806614333333</text:p>
          </table:table-cell>
        </table:table-row>
        <table:table-row table:style-name="ro1">
          <table:table-cell office:value-type="float" office:value="-0.85489553" calcext:value-type="float">
            <text:p>-0.85489553</text:p>
          </table:table-cell>
          <table:table-cell office:value-type="float" office:value="-0.23920327" calcext:value-type="float">
            <text:p>-0.23920327</text:p>
          </table:table-cell>
          <table:table-cell/>
          <table:table-cell office:value-type="float" office:value="0.27396044" calcext:value-type="float">
            <text:p>0.27396044</text:p>
          </table:table-cell>
          <table:table-cell office:value-type="float" office:value="0.0727392" calcext:value-type="float">
            <text:p>0.0727392</text:p>
          </table:table-cell>
          <table:table-cell/>
          <table:table-cell office:value-type="float" office:value="0.3631898" calcext:value-type="float">
            <text:p>0.3631898</text:p>
          </table:table-cell>
          <table:table-cell office:value-type="float" office:value="0.07031175" calcext:value-type="float">
            <text:p>0.07031175</text:p>
          </table:table-cell>
          <table:table-cell/>
          <table:table-cell table:formula="of:=([.A53]+[.D53]+[.G53])/3" office:value-type="float" office:value="-0.0725817633333334" calcext:value-type="float">
            <text:p>-0.072581763333333</text:p>
          </table:table-cell>
          <table:table-cell table:formula="of:=([.B53]+[.E53]+[.H53])/3" office:value-type="float" office:value="-0.0320507733333333" calcext:value-type="float">
            <text:p>-0.032050773333333</text:p>
          </table:table-cell>
        </table:table-row>
        <table:table-row table:style-name="ro1">
          <table:table-cell office:value-type="float" office:value="-0.7404021" calcext:value-type="float">
            <text:p>-0.7404021</text:p>
          </table:table-cell>
          <table:table-cell office:value-type="float" office:value="-0.22187471" calcext:value-type="float">
            <text:p>-0.22187471</text:p>
          </table:table-cell>
          <table:table-cell/>
          <table:table-cell office:value-type="float" office:value="0.20239936" calcext:value-type="float">
            <text:p>0.20239936</text:p>
          </table:table-cell>
          <table:table-cell office:value-type="float" office:value="0.032945752" calcext:value-type="float">
            <text:p>0.032945752</text:p>
          </table:table-cell>
          <table:table-cell/>
          <table:table-cell office:value-type="float" office:value="0.34642643" calcext:value-type="float">
            <text:p>0.34642643</text:p>
          </table:table-cell>
          <table:table-cell office:value-type="float" office:value="0.040648717" calcext:value-type="float">
            <text:p>0.040648717</text:p>
          </table:table-cell>
          <table:table-cell/>
          <table:table-cell table:formula="of:=([.A54]+[.D54]+[.G54])/3" office:value-type="float" office:value="-0.06385877" calcext:value-type="float">
            <text:p>-0.06385877</text:p>
          </table:table-cell>
          <table:table-cell table:formula="of:=([.B54]+[.E54]+[.H54])/3" office:value-type="float" office:value="-0.049426747" calcext:value-type="float">
            <text:p>-0.049426747</text:p>
          </table:table-cell>
        </table:table-row>
        <table:table-row table:style-name="ro1">
          <table:table-cell office:value-type="float" office:value="-0.67295367" calcext:value-type="float">
            <text:p>-0.67295367</text:p>
          </table:table-cell>
          <table:table-cell office:value-type="float" office:value="-0.20320287" calcext:value-type="float">
            <text:p>-0.20320287</text:p>
          </table:table-cell>
          <table:table-cell/>
          <table:table-cell office:value-type="float" office:value="0.21270141" calcext:value-type="float">
            <text:p>0.21270141</text:p>
          </table:table-cell>
          <table:table-cell office:value-type="float" office:value="-0.023522647" calcext:value-type="float">
            <text:p>-0.023522647</text:p>
          </table:table-cell>
          <table:table-cell/>
          <table:table-cell office:value-type="float" office:value="0.32211092" calcext:value-type="float">
            <text:p>0.32211092</text:p>
          </table:table-cell>
          <table:table-cell office:value-type="float" office:value="0.054821163" calcext:value-type="float">
            <text:p>0.054821163</text:p>
          </table:table-cell>
          <table:table-cell/>
          <table:table-cell table:formula="of:=([.A55]+[.D55]+[.G55])/3" office:value-type="float" office:value="-0.0460471133333334" calcext:value-type="float">
            <text:p>-0.046047113333333</text:p>
          </table:table-cell>
          <table:table-cell table:formula="of:=([.B55]+[.E55]+[.H55])/3" office:value-type="float" office:value="-0.0573014513333333" calcext:value-type="float">
            <text:p>-0.057301451333333</text:p>
          </table:table-cell>
        </table:table-row>
        <table:table-row table:style-name="ro1">
          <table:table-cell office:value-type="float" office:value="-0.57841223" calcext:value-type="float">
            <text:p>-0.57841223</text:p>
          </table:table-cell>
          <table:table-cell office:value-type="float" office:value="-0.17233571" calcext:value-type="float">
            <text:p>-0.17233571</text:p>
          </table:table-cell>
          <table:table-cell/>
          <table:table-cell office:value-type="float" office:value="0.1942877" calcext:value-type="float">
            <text:p>0.1942877</text:p>
          </table:table-cell>
          <table:table-cell office:value-type="float" office:value="0.019918483" calcext:value-type="float">
            <text:p>0.019918483</text:p>
          </table:table-cell>
          <table:table-cell/>
          <table:table-cell office:value-type="float" office:value="0.28045163" calcext:value-type="float">
            <text:p>0.28045163</text:p>
          </table:table-cell>
          <table:table-cell office:value-type="float" office:value="0.07087224" calcext:value-type="float">
            <text:p>0.07087224</text:p>
          </table:table-cell>
          <table:table-cell/>
          <table:table-cell table:formula="of:=([.A56]+[.D56]+[.G56])/3" office:value-type="float" office:value="-0.0345576333333333" calcext:value-type="float">
            <text:p>-0.034557633333333</text:p>
          </table:table-cell>
          <table:table-cell table:formula="of:=([.B56]+[.E56]+[.H56])/3" office:value-type="float" office:value="-0.0271816623333333" calcext:value-type="float">
            <text:p>-0.027181662333333</text:p>
          </table:table-cell>
        </table:table-row>
        <table:table-row table:style-name="ro1">
          <table:table-cell office:value-type="float" office:value="-0.5265036" calcext:value-type="float">
            <text:p>-0.5265036</text:p>
          </table:table-cell>
          <table:table-cell office:value-type="float" office:value="-0.1731197" calcext:value-type="float">
            <text:p>-0.1731197</text:p>
          </table:table-cell>
          <table:table-cell/>
          <table:table-cell office:value-type="float" office:value="0.16013725" calcext:value-type="float">
            <text:p>0.16013725</text:p>
          </table:table-cell>
          <table:table-cell office:value-type="float" office:value="0.02298034" calcext:value-type="float">
            <text:p>0.02298034</text:p>
          </table:table-cell>
          <table:table-cell/>
          <table:table-cell office:value-type="float" office:value="0.23416914" calcext:value-type="float">
            <text:p>0.23416914</text:p>
          </table:table-cell>
          <table:table-cell office:value-type="float" office:value="0.019180506" calcext:value-type="float">
            <text:p>0.019180506</text:p>
          </table:table-cell>
          <table:table-cell/>
          <table:table-cell table:formula="of:=([.A57]+[.D57]+[.G57])/3" office:value-type="float" office:value="-0.0440657366666667" calcext:value-type="float">
            <text:p>-0.044065736666667</text:p>
          </table:table-cell>
          <table:table-cell table:formula="of:=([.B57]+[.E57]+[.H57])/3" office:value-type="float" office:value="-0.0436529513333333" calcext:value-type="float">
            <text:p>-0.043652951333333</text:p>
          </table:table-cell>
        </table:table-row>
        <table:table-row table:style-name="ro1">
          <table:table-cell office:value-type="float" office:value="-0.49077216" calcext:value-type="float">
            <text:p>-0.49077216</text:p>
          </table:table-cell>
          <table:table-cell office:value-type="float" office:value="-0.16349816" calcext:value-type="float">
            <text:p>-0.16349816</text:p>
          </table:table-cell>
          <table:table-cell/>
          <table:table-cell office:value-type="float" office:value="0.14697997" calcext:value-type="float">
            <text:p>0.14697997</text:p>
          </table:table-cell>
          <table:table-cell office:value-type="float" office:value="0.008377623" calcext:value-type="float">
            <text:p>0.008377623</text:p>
          </table:table-cell>
          <table:table-cell/>
          <table:table-cell office:value-type="float" office:value="0.22613308" calcext:value-type="float">
            <text:p>0.22613308</text:p>
          </table:table-cell>
          <table:table-cell office:value-type="float" office:value="0.04692557" calcext:value-type="float">
            <text:p>0.04692557</text:p>
          </table:table-cell>
          <table:table-cell/>
          <table:table-cell table:formula="of:=([.A58]+[.D58]+[.G58])/3" office:value-type="float" office:value="-0.0392197033333333" calcext:value-type="float">
            <text:p>-0.039219703333333</text:p>
          </table:table-cell>
          <table:table-cell table:formula="of:=([.B58]+[.E58]+[.H58])/3" office:value-type="float" office:value="-0.036064989" calcext:value-type="float">
            <text:p>-0.036064989</text:p>
          </table:table-cell>
        </table:table-row>
        <table:table-row table:style-name="ro1">
          <table:table-cell office:value-type="float" office:value="0.8907269" calcext:value-type="float">
            <text:p>0.8907269</text:p>
          </table:table-cell>
          <table:table-cell office:value-type="float" office:value="-0.12012198" calcext:value-type="float">
            <text:p>-0.12012198</text:p>
          </table:table-cell>
          <table:table-cell/>
          <table:table-cell office:value-type="float" office:value="0.060431395" calcext:value-type="float">
            <text:p>0.060431395</text:p>
          </table:table-cell>
          <table:table-cell office:value-type="float" office:value="0.00863849" calcext:value-type="float">
            <text:p>0.00863849</text:p>
          </table:table-cell>
          <table:table-cell/>
          <table:table-cell office:value-type="float" office:value="-0.20824781" calcext:value-type="float">
            <text:p>-0.20824781</text:p>
          </table:table-cell>
          <table:table-cell office:value-type="float" office:value="0.03739904" calcext:value-type="float">
            <text:p>0.03739904</text:p>
          </table:table-cell>
          <table:table-cell/>
          <table:table-cell table:formula="of:=([.A59]+[.D59]+[.G59])/3" office:value-type="float" office:value="0.247636828333333" calcext:value-type="float">
            <text:p>0.247636828333333</text:p>
          </table:table-cell>
          <table:table-cell table:formula="of:=([.B59]+[.E59]+[.H59])/3" office:value-type="float" office:value="-0.0246948166666667" calcext:value-type="float">
            <text:p>-0.024694816666667</text:p>
          </table:table-cell>
        </table:table-row>
        <table:table-row table:style-name="ro1">
          <table:table-cell office:value-type="float" office:value="0.8038515" calcext:value-type="float">
            <text:p>0.8038515</text:p>
          </table:table-cell>
          <table:table-cell office:value-type="float" office:value="-0.1399701" calcext:value-type="float">
            <text:p>-0.1399701</text:p>
          </table:table-cell>
          <table:table-cell/>
          <table:table-cell office:value-type="float" office:value="0.062518135" calcext:value-type="float">
            <text:p>0.062518135</text:p>
          </table:table-cell>
          <table:table-cell office:value-type="float" office:value="0.018541249" calcext:value-type="float">
            <text:p>0.018541249</text:p>
          </table:table-cell>
          <table:table-cell/>
          <table:table-cell office:value-type="float" office:value="-0.09030389" calcext:value-type="float">
            <text:p>-0.09030389</text:p>
          </table:table-cell>
          <table:table-cell office:value-type="float" office:value="0.0323408" calcext:value-type="float">
            <text:p>0.0323408</text:p>
          </table:table-cell>
          <table:table-cell/>
          <table:table-cell table:formula="of:=([.A60]+[.D60]+[.G60])/3" office:value-type="float" office:value="0.258688581666667" calcext:value-type="float">
            <text:p>0.258688581666667</text:p>
          </table:table-cell>
          <table:table-cell table:formula="of:=([.B60]+[.E60]+[.H60])/3" office:value-type="float" office:value="-0.029696017" calcext:value-type="float">
            <text:p>-0.029696017</text:p>
          </table:table-cell>
        </table:table-row>
        <table:table-row table:style-name="ro1">
          <table:table-cell office:value-type="float" office:value="0.6918257" calcext:value-type="float">
            <text:p>0.6918257</text:p>
          </table:table-cell>
          <table:table-cell office:value-type="float" office:value="-0.1110317" calcext:value-type="float">
            <text:p>-0.1110317</text:p>
          </table:table-cell>
          <table:table-cell/>
          <table:table-cell office:value-type="float" office:value="0.06132004" calcext:value-type="float">
            <text:p>0.06132004</text:p>
          </table:table-cell>
          <table:table-cell office:value-type="float" office:value="0.016687125" calcext:value-type="float">
            <text:p>0.016687125</text:p>
          </table:table-cell>
          <table:table-cell/>
          <table:table-cell office:value-type="float" office:value="-0.06787018" calcext:value-type="float">
            <text:p>-0.06787018</text:p>
          </table:table-cell>
          <table:table-cell office:value-type="float" office:value="0.024272738" calcext:value-type="float">
            <text:p>0.024272738</text:p>
          </table:table-cell>
          <table:table-cell/>
          <table:table-cell table:formula="of:=([.A61]+[.D61]+[.G61])/3" office:value-type="float" office:value="0.228425186666667" calcext:value-type="float">
            <text:p>0.228425186666667</text:p>
          </table:table-cell>
          <table:table-cell table:formula="of:=([.B61]+[.E61]+[.H61])/3" office:value-type="float" office:value="-0.023357279" calcext:value-type="float">
            <text:p>-0.023357279</text:p>
          </table:table-cell>
        </table:table-row>
        <table:table-row table:style-name="ro1">
          <table:table-cell office:value-type="float" office:value="0.6485709" calcext:value-type="float">
            <text:p>0.6485709</text:p>
          </table:table-cell>
          <table:table-cell office:value-type="float" office:value="-0.10036801" calcext:value-type="float">
            <text:p>-0.10036801</text:p>
          </table:table-cell>
          <table:table-cell/>
          <table:table-cell office:value-type="float" office:value="0.05914311" calcext:value-type="float">
            <text:p>0.05914311</text:p>
          </table:table-cell>
          <table:table-cell office:value-type="float" office:value="0.018753773" calcext:value-type="float">
            <text:p>0.018753773</text:p>
          </table:table-cell>
          <table:table-cell/>
          <table:table-cell office:value-type="float" office:value="-0.06833417" calcext:value-type="float">
            <text:p>-0.06833417</text:p>
          </table:table-cell>
          <table:table-cell office:value-type="float" office:value="-0.008696523" calcext:value-type="float">
            <text:p>-0.008696523</text:p>
          </table:table-cell>
          <table:table-cell/>
          <table:table-cell table:formula="of:=([.A62]+[.D62]+[.G62])/3" office:value-type="float" office:value="0.213126613333333" calcext:value-type="float">
            <text:p>0.213126613333333</text:p>
          </table:table-cell>
          <table:table-cell table:formula="of:=([.B62]+[.E62]+[.H62])/3" office:value-type="float" office:value="-0.0301035866666667" calcext:value-type="float">
            <text:p>-0.030103586666667</text:p>
          </table:table-cell>
        </table:table-row>
        <table:table-row table:style-name="ro1">
          <table:table-cell office:value-type="float" office:value="0.58371377" calcext:value-type="float">
            <text:p>0.58371377</text:p>
          </table:table-cell>
          <table:table-cell office:value-type="float" office:value="-0.098241344" calcext:value-type="float">
            <text:p>-0.098241344</text:p>
          </table:table-cell>
          <table:table-cell/>
          <table:table-cell office:value-type="float" office:value="0.053228803" calcext:value-type="float">
            <text:p>0.053228803</text:p>
          </table:table-cell>
          <table:table-cell office:value-type="float" office:value="0.029842261" calcext:value-type="float">
            <text:p>0.029842261</text:p>
          </table:table-cell>
          <table:table-cell/>
          <table:table-cell office:value-type="float" office:value="-0.06150077" calcext:value-type="float">
            <text:p>-0.06150077</text:p>
          </table:table-cell>
          <table:table-cell office:value-type="float" office:value="0.017221987" calcext:value-type="float">
            <text:p>0.017221987</text:p>
          </table:table-cell>
          <table:table-cell/>
          <table:table-cell table:formula="of:=([.A63]+[.D63]+[.G63])/3" office:value-type="float" office:value="0.191813934333333" calcext:value-type="float">
            <text:p>0.191813934333333</text:p>
          </table:table-cell>
          <table:table-cell table:formula="of:=([.B63]+[.E63]+[.H63])/3" office:value-type="float" office:value="-0.017059032" calcext:value-type="float">
            <text:p>-0.017059032</text:p>
          </table:table-cell>
        </table:table-row>
        <table:table-row table:style-name="ro1">
          <table:table-cell office:value-type="float" office:value="0.5253424" calcext:value-type="float">
            <text:p>0.5253424</text:p>
          </table:table-cell>
          <table:table-cell office:value-type="float" office:value="-0.09281171" calcext:value-type="float">
            <text:p>-0.09281171</text:p>
          </table:table-cell>
          <table:table-cell/>
          <table:table-cell office:value-type="float" office:value="0.04790592" calcext:value-type="float">
            <text:p>0.04790592</text:p>
          </table:table-cell>
          <table:table-cell office:value-type="float" office:value="0.013674439" calcext:value-type="float">
            <text:p>0.013674439</text:p>
          </table:table-cell>
          <table:table-cell/>
          <table:table-cell office:value-type="float" office:value="-0.055350676" calcext:value-type="float">
            <text:p>-0.055350676</text:p>
          </table:table-cell>
          <table:table-cell office:value-type="float" office:value="0.025167758" calcext:value-type="float">
            <text:p>0.025167758</text:p>
          </table:table-cell>
          <table:table-cell/>
          <table:table-cell table:formula="of:=([.A64]+[.D64]+[.G64])/3" office:value-type="float" office:value="0.172632548" calcext:value-type="float">
            <text:p>0.172632548</text:p>
          </table:table-cell>
          <table:table-cell table:formula="of:=([.B64]+[.E64]+[.H64])/3" office:value-type="float" office:value="-0.0179898376666667" calcext:value-type="float">
            <text:p>-0.017989837666667</text:p>
          </table:table-cell>
        </table:table-row>
        <table:table-row table:style-name="ro1">
          <table:table-cell office:value-type="float" office:value="0.47654346" calcext:value-type="float">
            <text:p>0.47654346</text:p>
          </table:table-cell>
          <table:table-cell office:value-type="float" office:value="0.19090791" calcext:value-type="float">
            <text:p>0.19090791</text:p>
          </table:table-cell>
          <table:table-cell/>
          <table:table-cell office:value-type="float" office:value="0.024218842" calcext:value-type="float">
            <text:p>0.024218842</text:p>
          </table:table-cell>
          <table:table-cell office:value-type="float" office:value="-0.1041481" calcext:value-type="float">
            <text:p>-0.1041481</text:p>
          </table:table-cell>
          <table:table-cell/>
          <table:table-cell office:value-type="float" office:value="-0.027623214" calcext:value-type="float">
            <text:p>-0.027623214</text:p>
          </table:table-cell>
          <table:table-cell office:value-type="float" office:value="-0.054253332" calcext:value-type="float">
            <text:p>-0.054253332</text:p>
          </table:table-cell>
          <table:table-cell/>
          <table:table-cell table:formula="of:=([.A65]+[.D65]+[.G65])/3" office:value-type="float" office:value="0.157713029333333" calcext:value-type="float">
            <text:p>0.157713029333333</text:p>
          </table:table-cell>
          <table:table-cell table:formula="of:=([.B65]+[.E65]+[.H65])/3" office:value-type="float" office:value="0.0108354926666667" calcext:value-type="float">
            <text:p>0.010835492666667</text:p>
          </table:table-cell>
        </table:table-row>
        <table:table-row table:style-name="ro1">
          <table:table-cell office:value-type="float" office:value="0.41328853" calcext:value-type="float">
            <text:p>0.41328853</text:p>
          </table:table-cell>
          <table:table-cell office:value-type="float" office:value="0.19137275" calcext:value-type="float">
            <text:p>0.19137275</text:p>
          </table:table-cell>
          <table:table-cell/>
          <table:table-cell office:value-type="float" office:value="0.03893563" calcext:value-type="float">
            <text:p>0.03893563</text:p>
          </table:table-cell>
          <table:table-cell office:value-type="float" office:value="-0.16228797" calcext:value-type="float">
            <text:p>-0.16228797</text:p>
          </table:table-cell>
          <table:table-cell/>
          <table:table-cell office:value-type="float" office:value="-0.0259595" calcext:value-type="float">
            <text:p>-0.0259595</text:p>
          </table:table-cell>
          <table:table-cell office:value-type="float" office:value="-0.079369985" calcext:value-type="float">
            <text:p>-0.079369985</text:p>
          </table:table-cell>
          <table:table-cell/>
          <table:table-cell table:formula="of:=([.A66]+[.D66]+[.G66])/3" office:value-type="float" office:value="0.14208822" calcext:value-type="float">
            <text:p>0.14208822</text:p>
          </table:table-cell>
          <table:table-cell table:formula="of:=([.B66]+[.E66]+[.H66])/3" office:value-type="float" office:value="-0.016761735" calcext:value-type="float">
            <text:p>-0.016761735</text:p>
          </table:table-cell>
        </table:table-row>
        <table:table-row table:style-name="ro1">
          <table:table-cell office:value-type="float" office:value="0.3822869" calcext:value-type="float">
            <text:p>0.3822869</text:p>
          </table:table-cell>
          <table:table-cell office:value-type="float" office:value="0.24518467" calcext:value-type="float">
            <text:p>0.24518467</text:p>
          </table:table-cell>
          <table:table-cell/>
          <table:table-cell office:value-type="float" office:value="0.016804762" calcext:value-type="float">
            <text:p>0.016804762</text:p>
          </table:table-cell>
          <table:table-cell office:value-type="float" office:value="-0.22647908" calcext:value-type="float">
            <text:p>-0.22647908</text:p>
          </table:table-cell>
          <table:table-cell/>
          <table:table-cell office:value-type="float" office:value="-0.040062778" calcext:value-type="float">
            <text:p>-0.040062778</text:p>
          </table:table-cell>
          <table:table-cell office:value-type="float" office:value="-0.14855698" calcext:value-type="float">
            <text:p>-0.14855698</text:p>
          </table:table-cell>
          <table:table-cell/>
          <table:table-cell table:formula="of:=([.A67]+[.D67]+[.G67])/3" office:value-type="float" office:value="0.119676294666667" calcext:value-type="float">
            <text:p>0.119676294666667</text:p>
          </table:table-cell>
          <table:table-cell table:formula="of:=([.B67]+[.E67]+[.H67])/3" office:value-type="float" office:value="-0.0432837966666667" calcext:value-type="float">
            <text:p>-0.043283796666667</text:p>
          </table:table-cell>
        </table:table-row>
        <table:table-row table:style-name="ro1">
          <table:table-cell office:value-type="float" office:value="0.33548883" calcext:value-type="float">
            <text:p>0.33548883</text:p>
          </table:table-cell>
          <table:table-cell office:value-type="float" office:value="0.1376096" calcext:value-type="float">
            <text:p>0.1376096</text:p>
          </table:table-cell>
          <table:table-cell/>
          <table:table-cell office:value-type="float" office:value="0.02698952" calcext:value-type="float">
            <text:p>0.02698952</text:p>
          </table:table-cell>
          <table:table-cell office:value-type="float" office:value="-0.28952453" calcext:value-type="float">
            <text:p>-0.28952453</text:p>
          </table:table-cell>
          <table:table-cell/>
          <table:table-cell office:value-type="float" office:value="-0.023312367" calcext:value-type="float">
            <text:p>-0.023312367</text:p>
          </table:table-cell>
          <table:table-cell office:value-type="float" office:value="-0.022299921" calcext:value-type="float">
            <text:p>-0.022299921</text:p>
          </table:table-cell>
          <table:table-cell/>
          <table:table-cell table:formula="of:=([.A68]+[.D68]+[.G68])/3" office:value-type="float" office:value="0.113055327666667" calcext:value-type="float">
            <text:p>0.113055327666667</text:p>
          </table:table-cell>
          <table:table-cell table:formula="of:=([.B68]+[.E68]+[.H68])/3" office:value-type="float" office:value="-0.058071617" calcext:value-type="float">
            <text:p>-0.058071617</text:p>
          </table:table-cell>
        </table:table-row>
        <table:table-row table:style-name="ro1">
          <table:table-cell office:value-type="float" office:value="0.3050161" calcext:value-type="float">
            <text:p>0.3050161</text:p>
          </table:table-cell>
          <table:table-cell office:value-type="float" office:value="0.54330665" calcext:value-type="float">
            <text:p>0.54330665</text:p>
          </table:table-cell>
          <table:table-cell/>
          <table:table-cell office:value-type="float" office:value="0.0253892" calcext:value-type="float">
            <text:p>0.0253892</text:p>
          </table:table-cell>
          <table:table-cell office:value-type="float" office:value="-0.42734453" calcext:value-type="float">
            <text:p>-0.42734453</text:p>
          </table:table-cell>
          <table:table-cell/>
          <table:table-cell office:value-type="float" office:value="-0.02493621" calcext:value-type="float">
            <text:p>-0.02493621</text:p>
          </table:table-cell>
          <table:table-cell office:value-type="float" office:value="0.14208825" calcext:value-type="float">
            <text:p>0.14208825</text:p>
          </table:table-cell>
          <table:table-cell/>
          <table:table-cell table:formula="of:=([.A69]+[.D69]+[.G69])/3" office:value-type="float" office:value="0.10182303" calcext:value-type="float">
            <text:p>0.10182303</text:p>
          </table:table-cell>
          <table:table-cell table:formula="of:=([.B69]+[.E69]+[.H69])/3" office:value-type="float" office:value="0.08601679" calcext:value-type="float">
            <text:p>0.08601679</text:p>
          </table:table-cell>
        </table:table-row>
        <table:table-row table:style-name="ro1">
          <table:table-cell office:value-type="float" office:value="0.29055452" calcext:value-type="float">
            <text:p>0.29055452</text:p>
          </table:table-cell>
          <table:table-cell office:value-type="float" office:value="0.6572865" calcext:value-type="float">
            <text:p>0.6572865</text:p>
          </table:table-cell>
          <table:table-cell/>
          <table:table-cell office:value-type="float" office:value="0.009007507" calcext:value-type="float">
            <text:p>0.009007507</text:p>
          </table:table-cell>
          <table:table-cell office:value-type="float" office:value="-0.31297925" calcext:value-type="float">
            <text:p>-0.31297925</text:p>
          </table:table-cell>
          <table:table-cell/>
          <table:table-cell office:value-type="float" office:value="-0.017608594" calcext:value-type="float">
            <text:p>-0.017608594</text:p>
          </table:table-cell>
          <table:table-cell office:value-type="float" office:value="-0.05383439" calcext:value-type="float">
            <text:p>-0.05383439</text:p>
          </table:table-cell>
          <table:table-cell/>
          <table:table-cell table:formula="of:=([.A70]+[.D70]+[.G70])/3" office:value-type="float" office:value="0.0939844776666667" calcext:value-type="float">
            <text:p>0.093984477666667</text:p>
          </table:table-cell>
          <table:table-cell table:formula="of:=([.B70]+[.E70]+[.H70])/3" office:value-type="float" office:value="0.0968242866666667" calcext:value-type="float">
            <text:p>0.096824286666667</text:p>
          </table:table-cell>
        </table:table-row>
        <table:table-row table:style-name="ro1">
          <table:table-cell office:value-type="float" office:value="0.24436042" calcext:value-type="float">
            <text:p>0.24436042</text:p>
          </table:table-cell>
          <table:table-cell office:value-type="float" office:value="0.8093069" calcext:value-type="float">
            <text:p>0.8093069</text:p>
          </table:table-cell>
          <table:table-cell/>
          <table:table-cell office:value-type="float" office:value="0.007447578" calcext:value-type="float">
            <text:p>0.007447578</text:p>
          </table:table-cell>
          <table:table-cell office:value-type="float" office:value="-0.26212567" calcext:value-type="float">
            <text:p>-0.26212567</text:p>
          </table:table-cell>
          <table:table-cell/>
          <table:table-cell office:value-type="float" office:value="-0.0011260799" calcext:value-type="float">
            <text:p>-0.0011260799</text:p>
          </table:table-cell>
          <table:table-cell office:value-type="float" office:value="-0.20445685" calcext:value-type="float">
            <text:p>-0.20445685</text:p>
          </table:table-cell>
          <table:table-cell/>
          <table:table-cell table:formula="of:=([.A71]+[.D71]+[.G71])/3" office:value-type="float" office:value="0.0835606393666667" calcext:value-type="float">
            <text:p>0.083560639366667</text:p>
          </table:table-cell>
          <table:table-cell table:formula="of:=([.B71]+[.E71]+[.H71])/3" office:value-type="float" office:value="0.11424146" calcext:value-type="float">
            <text:p>0.11424146</text:p>
          </table:table-cell>
        </table:table-row>
        <table:table-row table:style-name="ro1">
          <table:table-cell office:value-type="float" office:value="0.2315699" calcext:value-type="float">
            <text:p>0.2315699</text:p>
          </table:table-cell>
          <table:table-cell office:value-type="float" office:value="0.90943086" calcext:value-type="float">
            <text:p>0.90943086</text:p>
          </table:table-cell>
          <table:table-cell/>
          <table:table-cell office:value-type="float" office:value="0.018348329" calcext:value-type="float">
            <text:p>0.018348329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-0.020349376" calcext:value-type="float">
            <text:p>-0.020349376</text:p>
          </table:table-cell>
          <table:table-cell office:value-type="float" office:value="-0.24751212" calcext:value-type="float">
            <text:p>-0.24751212</text:p>
          </table:table-cell>
          <table:table-cell/>
          <table:table-cell table:formula="of:=([.A72]+[.D72]+[.G72])/3" office:value-type="float" office:value="0.076522951" calcext:value-type="float">
            <text:p>0.076522951</text:p>
          </table:table-cell>
          <table:table-cell table:formula="of:=([.B72]+[.E72]+[.H72])/3" office:value-type="float" office:value="0.24563958" calcext:value-type="float">
            <text:p>0.24563958</text:p>
          </table:table-cell>
        </table:table-row>
        <table:table-row table:style-name="ro1">
          <table:table-cell office:value-type="float" office:value="0.18402326" calcext:value-type="float">
            <text:p>0.18402326</text:p>
          </table:table-cell>
          <table:table-cell office:value-type="float" office:value="0.8145327" calcext:value-type="float">
            <text:p>0.8145327</text:p>
          </table:table-cell>
          <table:table-cell/>
          <table:table-cell office:value-type="float" office:value="0.026620917" calcext:value-type="float">
            <text:p>0.026620917</text:p>
          </table:table-cell>
          <table:table-cell office:value-type="float" office:value="0.07519043" calcext:value-type="float">
            <text:p>0.07519043</text:p>
          </table:table-cell>
          <table:table-cell/>
          <table:table-cell office:value-type="float" office:value="-0.020511732" calcext:value-type="float">
            <text:p>-0.020511732</text:p>
          </table:table-cell>
          <table:table-cell office:value-type="float" office:value="-0.18189174" calcext:value-type="float">
            <text:p>-0.18189174</text:p>
          </table:table-cell>
          <table:table-cell/>
          <table:table-cell table:formula="of:=([.A73]+[.D73]+[.G73])/3" office:value-type="float" office:value="0.0633774816666667" calcext:value-type="float">
            <text:p>0.063377481666667</text:p>
          </table:table-cell>
          <table:table-cell table:formula="of:=([.B73]+[.E73]+[.H73])/3" office:value-type="float" office:value="0.235943796666667" calcext:value-type="float">
            <text:p>0.235943796666667</text:p>
          </table:table-cell>
        </table:table-row>
        <table:table-row table:style-name="ro1">
          <table:table-cell office:value-type="float" office:value="0.18144123" calcext:value-type="float">
            <text:p>0.18144123</text:p>
          </table:table-cell>
          <table:table-cell office:value-type="float" office:value="0.71638024" calcext:value-type="float">
            <text:p>0.71638024</text:p>
          </table:table-cell>
          <table:table-cell/>
          <table:table-cell office:value-type="float" office:value="0.021541834" calcext:value-type="float">
            <text:p>0.021541834</text:p>
          </table:table-cell>
          <table:table-cell office:value-type="float" office:value="0.114692874" calcext:value-type="float">
            <text:p>0.114692874</text:p>
          </table:table-cell>
          <table:table-cell/>
          <table:table-cell office:value-type="float" office:value="-0.027469294" calcext:value-type="float">
            <text:p>-0.027469294</text:p>
          </table:table-cell>
          <table:table-cell office:value-type="float" office:value="-0.16787736" calcext:value-type="float">
            <text:p>-0.16787736</text:p>
          </table:table-cell>
          <table:table-cell/>
          <table:table-cell table:formula="of:=([.A74]+[.D74]+[.G74])/3" office:value-type="float" office:value="0.05850459" calcext:value-type="float">
            <text:p>0.05850459</text:p>
          </table:table-cell>
          <table:table-cell table:formula="of:=([.B74]+[.E74]+[.H74])/3" office:value-type="float" office:value="0.221065251333333" calcext:value-type="float">
            <text:p>0.221065251333333</text:p>
          </table:table-cell>
        </table:table-row>
        <table:table-row table:style-name="ro1">
          <table:table-cell office:value-type="float" office:value="0.16791141" calcext:value-type="float">
            <text:p>0.16791141</text:p>
          </table:table-cell>
          <table:table-cell office:value-type="float" office:value="0.6471592" calcext:value-type="float">
            <text:p>0.6471592</text:p>
          </table:table-cell>
          <table:table-cell/>
          <table:table-cell office:value-type="float" office:value="0.018728469" calcext:value-type="float">
            <text:p>0.018728469</text:p>
          </table:table-cell>
          <table:table-cell office:value-type="float" office:value="0.075318314" calcext:value-type="float">
            <text:p>0.075318314</text:p>
          </table:table-cell>
          <table:table-cell/>
          <table:table-cell office:value-type="float" office:value="-0.02933662" calcext:value-type="float">
            <text:p>-0.02933662</text:p>
          </table:table-cell>
          <table:table-cell office:value-type="float" office:value="-0.17372146" calcext:value-type="float">
            <text:p>-0.17372146</text:p>
          </table:table-cell>
          <table:table-cell/>
          <table:table-cell table:formula="of:=([.A75]+[.D75]+[.G75])/3" office:value-type="float" office:value="0.0524344196666667" calcext:value-type="float">
            <text:p>0.052434419666667</text:p>
          </table:table-cell>
          <table:table-cell table:formula="of:=([.B75]+[.E75]+[.H75])/3" office:value-type="float" office:value="0.182918684666667" calcext:value-type="float">
            <text:p>0.182918684666667</text:p>
          </table:table-cell>
        </table:table-row>
        <table:table-row table:style-name="ro1">
          <table:table-cell office:value-type="float" office:value="0.1891329" calcext:value-type="float">
            <text:p>0.1891329</text:p>
          </table:table-cell>
          <table:table-cell office:value-type="float" office:value="0.5868378" calcext:value-type="float">
            <text:p>0.5868378</text:p>
          </table:table-cell>
          <table:table-cell/>
          <table:table-cell office:value-type="float" office:value="0.011142732" calcext:value-type="float">
            <text:p>0.011142732</text:p>
          </table:table-cell>
          <table:table-cell office:value-type="float" office:value="0.059436873" calcext:value-type="float">
            <text:p>0.059436873</text:p>
          </table:table-cell>
          <table:table-cell/>
          <table:table-cell office:value-type="float" office:value="0.0010628689" calcext:value-type="float">
            <text:p>0.0010628689</text:p>
          </table:table-cell>
          <table:table-cell office:value-type="float" office:value="-0.14448409" calcext:value-type="float">
            <text:p>-0.14448409</text:p>
          </table:table-cell>
          <table:table-cell/>
          <table:table-cell table:formula="of:=([.A76]+[.D76]+[.G76])/3" office:value-type="float" office:value="0.0671128336333333" calcext:value-type="float">
            <text:p>0.067112833633333</text:p>
          </table:table-cell>
          <table:table-cell table:formula="of:=([.B76]+[.E76]+[.H76])/3" office:value-type="float" office:value="0.167263527666667" calcext:value-type="float">
            <text:p>0.167263527666667</text:p>
          </table:table-cell>
        </table:table-row>
        <table:table-row table:style-name="ro1">
          <table:table-cell office:value-type="float" office:value="0.1111132" calcext:value-type="float">
            <text:p>0.1111132</text:p>
          </table:table-cell>
          <table:table-cell office:value-type="float" office:value="0.5332077" calcext:value-type="float">
            <text:p>0.5332077</text:p>
          </table:table-cell>
          <table:table-cell/>
          <table:table-cell office:value-type="float" office:value="0.069574356" calcext:value-type="float">
            <text:p>0.069574356</text:p>
          </table:table-cell>
          <table:table-cell office:value-type="float" office:value="0.09546096" calcext:value-type="float">
            <text:p>0.09546096</text:p>
          </table:table-cell>
          <table:table-cell/>
          <table:table-cell office:value-type="float" office:value="-0.021016082" calcext:value-type="float">
            <text:p>-0.021016082</text:p>
          </table:table-cell>
          <table:table-cell office:value-type="float" office:value="-0.1359683" calcext:value-type="float">
            <text:p>-0.1359683</text:p>
          </table:table-cell>
          <table:table-cell/>
          <table:table-cell table:formula="of:=([.A77]+[.D77]+[.G77])/3" office:value-type="float" office:value="0.0532238246666667" calcext:value-type="float">
            <text:p>0.053223824666667</text:p>
          </table:table-cell>
          <table:table-cell table:formula="of:=([.B77]+[.E77]+[.H77])/3" office:value-type="float" office:value="0.164233453333333" calcext:value-type="float">
            <text:p>0.164233453333333</text:p>
          </table:table-cell>
        </table:table-row>
        <table:table-row table:style-name="ro1">
          <table:table-cell office:value-type="float" office:value="0.09362986" calcext:value-type="float">
            <text:p>0.09362986</text:p>
          </table:table-cell>
          <table:table-cell office:value-type="float" office:value="0.46055102" calcext:value-type="float">
            <text:p>0.46055102</text:p>
          </table:table-cell>
          <table:table-cell/>
          <table:table-cell office:value-type="float" office:value="0.0133981705" calcext:value-type="float">
            <text:p>0.0133981705</text:p>
          </table:table-cell>
          <table:table-cell office:value-type="float" office:value="0.064161934" calcext:value-type="float">
            <text:p>0.064161934</text:p>
          </table:table-cell>
          <table:table-cell/>
          <table:table-cell office:value-type="float" office:value="-0.011224088" calcext:value-type="float">
            <text:p>-0.011224088</text:p>
          </table:table-cell>
          <table:table-cell office:value-type="float" office:value="-0.12654626" calcext:value-type="float">
            <text:p>-0.12654626</text:p>
          </table:table-cell>
          <table:table-cell/>
          <table:table-cell table:formula="of:=([.A78]+[.D78]+[.G78])/3" office:value-type="float" office:value="0.0319346475" calcext:value-type="float">
            <text:p>0.0319346475</text:p>
          </table:table-cell>
          <table:table-cell table:formula="of:=([.B78]+[.E78]+[.H78])/3" office:value-type="float" office:value="0.132722231333333" calcext:value-type="float">
            <text:p>0.132722231333333</text:p>
          </table:table-cell>
        </table:table-row>
        <table:table-row table:style-name="ro1">
          <table:table-cell office:value-type="float" office:value="0.10843675" calcext:value-type="float">
            <text:p>0.10843675</text:p>
          </table:table-cell>
          <table:table-cell office:value-type="float" office:value="0.3835145" calcext:value-type="float">
            <text:p>0.3835145</text:p>
          </table:table-cell>
          <table:table-cell/>
          <table:table-cell office:value-type="float" office:value="0.019089606" calcext:value-type="float">
            <text:p>0.019089606</text:p>
          </table:table-cell>
          <table:table-cell office:value-type="float" office:value="0.067633435" calcext:value-type="float">
            <text:p>0.067633435</text:p>
          </table:table-cell>
          <table:table-cell/>
          <table:table-cell office:value-type="float" office:value="-0.0050479346" calcext:value-type="float">
            <text:p>-0.0050479346</text:p>
          </table:table-cell>
          <table:table-cell office:value-type="float" office:value="-0.0510498" calcext:value-type="float">
            <text:p>-0.0510498</text:p>
          </table:table-cell>
          <table:table-cell/>
          <table:table-cell table:formula="of:=([.A79]+[.D79]+[.G79])/3" office:value-type="float" office:value="0.0408261404666667" calcext:value-type="float">
            <text:p>0.040826140466667</text:p>
          </table:table-cell>
          <table:table-cell table:formula="of:=([.B79]+[.E79]+[.H79])/3" office:value-type="float" office:value="0.133366045" calcext:value-type="float">
            <text:p>0.133366045</text:p>
          </table:table-cell>
        </table:table-row>
        <table:table-row table:style-name="ro1">
          <table:table-cell office:value-type="float" office:value="0.10879914" calcext:value-type="float">
            <text:p>0.10879914</text:p>
          </table:table-cell>
          <table:table-cell office:value-type="float" office:value="0.34516308" calcext:value-type="float">
            <text:p>0.34516308</text:p>
          </table:table-cell>
          <table:table-cell/>
          <table:table-cell office:value-type="float" office:value="0.06024705" calcext:value-type="float">
            <text:p>0.06024705</text:p>
          </table:table-cell>
          <table:table-cell office:value-type="float" office:value="0.042632785" calcext:value-type="float">
            <text:p>0.042632785</text:p>
          </table:table-cell>
          <table:table-cell/>
          <table:table-cell office:value-type="float" office:value="-0.028273655" calcext:value-type="float">
            <text:p>-0.028273655</text:p>
          </table:table-cell>
          <table:table-cell office:value-type="float" office:value="-0.051657695" calcext:value-type="float">
            <text:p>-0.051657695</text:p>
          </table:table-cell>
          <table:table-cell/>
          <table:table-cell table:formula="of:=([.A80]+[.D80]+[.G80])/3" office:value-type="float" office:value="0.0469241783333333" calcext:value-type="float">
            <text:p>0.046924178333333</text:p>
          </table:table-cell>
          <table:table-cell table:formula="of:=([.B80]+[.E80]+[.H80])/3" office:value-type="float" office:value="0.112046056666667" calcext:value-type="float">
            <text:p>0.112046056666667</text:p>
          </table:table-cell>
        </table:table-row>
        <table:table-row table:style-name="ro1">
          <table:table-cell office:value-type="float" office:value="0.052435774" calcext:value-type="float">
            <text:p>0.052435774</text:p>
          </table:table-cell>
          <table:table-cell office:value-type="float" office:value="0.31042707" calcext:value-type="float">
            <text:p>0.31042707</text:p>
          </table:table-cell>
          <table:table-cell/>
          <table:table-cell office:value-type="float" office:value="-0.049268864" calcext:value-type="float">
            <text:p>-0.049268864</text:p>
          </table:table-cell>
          <table:table-cell office:value-type="float" office:value="0.029800171" calcext:value-type="float">
            <text:p>0.029800171</text:p>
          </table:table-cell>
          <table:table-cell/>
          <table:table-cell office:value-type="float" office:value="-0.0003974514" calcext:value-type="float">
            <text:p>-0.0003974514</text:p>
          </table:table-cell>
          <table:table-cell office:value-type="float" office:value="-0.055940192" calcext:value-type="float">
            <text:p>-0.055940192</text:p>
          </table:table-cell>
          <table:table-cell/>
          <table:table-cell table:formula="of:=([.A81]+[.D81]+[.G81])/3" office:value-type="float" office:value="0.000923152866666667" calcext:value-type="float">
            <text:p>0.000923152866667</text:p>
          </table:table-cell>
          <table:table-cell table:formula="of:=([.B81]+[.E81]+[.H81])/3" office:value-type="float" office:value="0.0947623496666667" calcext:value-type="float">
            <text:p>0.094762349666667</text:p>
          </table:table-cell>
        </table:table-row>
        <table:table-row table:style-name="ro1">
          <table:table-cell office:value-type="float" office:value="0.08937969" calcext:value-type="float">
            <text:p>0.08937969</text:p>
          </table:table-cell>
          <table:table-cell office:value-type="float" office:value="0.28949177" calcext:value-type="float">
            <text:p>0.28949177</text:p>
          </table:table-cell>
          <table:table-cell/>
          <table:table-cell office:value-type="float" office:value="-0.018414244" calcext:value-type="float">
            <text:p>-0.018414244</text:p>
          </table:table-cell>
          <table:table-cell office:value-type="float" office:value="0.077576995" calcext:value-type="float">
            <text:p>0.077576995</text:p>
          </table:table-cell>
          <table:table-cell/>
          <table:table-cell office:value-type="float" office:value="0.0044762637" calcext:value-type="float">
            <text:p>0.0044762637</text:p>
          </table:table-cell>
          <table:table-cell office:value-type="float" office:value="-0.03870065" calcext:value-type="float">
            <text:p>-0.03870065</text:p>
          </table:table-cell>
          <table:table-cell/>
          <table:table-cell table:formula="of:=([.A82]+[.D82]+[.G82])/3" office:value-type="float" office:value="0.0251472365666667" calcext:value-type="float">
            <text:p>0.025147236566667</text:p>
          </table:table-cell>
          <table:table-cell table:formula="of:=([.B82]+[.E82]+[.H82])/3" office:value-type="float" office:value="0.109456038333333" calcext:value-type="float">
            <text:p>0.109456038333333</text:p>
          </table:table-cell>
        </table:table-row>
        <table:table-row table:style-name="ro1">
          <table:table-cell office:value-type="float" office:value="0.0033177517" calcext:value-type="float">
            <text:p>0.0033177517</text:p>
          </table:table-cell>
          <table:table-cell office:value-type="float" office:value="0.26054257" calcext:value-type="float">
            <text:p>0.26054257</text:p>
          </table:table-cell>
          <table:table-cell/>
          <table:table-cell office:value-type="float" office:value="0.1532758" calcext:value-type="float">
            <text:p>0.1532758</text:p>
          </table:table-cell>
          <table:table-cell office:value-type="float" office:value="0.069819294" calcext:value-type="float">
            <text:p>0.069819294</text:p>
          </table:table-cell>
          <table:table-cell/>
          <table:table-cell office:value-type="float" office:value="-0.031127632" calcext:value-type="float">
            <text:p>-0.031127632</text:p>
          </table:table-cell>
          <table:table-cell office:value-type="float" office:value="-0.03483058" calcext:value-type="float">
            <text:p>-0.03483058</text:p>
          </table:table-cell>
          <table:table-cell/>
          <table:table-cell table:formula="of:=([.A83]+[.D83]+[.G83])/3" office:value-type="float" office:value="0.0418219732333333" calcext:value-type="float">
            <text:p>0.041821973233333</text:p>
          </table:table-cell>
          <table:table-cell table:formula="of:=([.B83]+[.E83]+[.H83])/3" office:value-type="float" office:value="0.098510428" calcext:value-type="float">
            <text:p>0.098510428</text:p>
          </table:table-cell>
        </table:table-row>
        <table:table-row table:style-name="ro1">
          <table:table-cell office:value-type="float" office:value="0.06604749" calcext:value-type="float">
            <text:p>0.06604749</text:p>
          </table:table-cell>
          <table:table-cell office:value-type="float" office:value="0.23448831" calcext:value-type="float">
            <text:p>0.23448831</text:p>
          </table:table-cell>
          <table:table-cell/>
          <table:table-cell office:value-type="float" office:value="-0.057828136" calcext:value-type="float">
            <text:p>-0.057828136</text:p>
          </table:table-cell>
          <table:table-cell office:value-type="float" office:value="0.06283736" calcext:value-type="float">
            <text:p>0.06283736</text:p>
          </table:table-cell>
          <table:table-cell/>
          <table:table-cell office:value-type="float" office:value="0.03372828" calcext:value-type="float">
            <text:p>0.03372828</text:p>
          </table:table-cell>
          <table:table-cell office:value-type="float" office:value="-0.03134751" calcext:value-type="float">
            <text:p>-0.03134751</text:p>
          </table:table-cell>
          <table:table-cell/>
          <table:table-cell table:formula="of:=([.A84]+[.D84]+[.G84])/3" office:value-type="float" office:value="0.0139825446666667" calcext:value-type="float">
            <text:p>0.013982544666667</text:p>
          </table:table-cell>
          <table:table-cell table:formula="of:=([.B84]+[.E84]+[.H84])/3" office:value-type="float" office:value="0.0886593866666667" calcext:value-type="float">
            <text:p>0.088659386666667</text:p>
          </table:table-cell>
        </table:table-row>
        <table:table-row table:style-name="ro1">
          <table:table-cell office:value-type="float" office:value="0.05087339" calcext:value-type="float">
            <text:p>0.05087339</text:p>
          </table:table-cell>
          <table:table-cell office:value-type="float" office:value="0.2187299" calcext:value-type="float">
            <text:p>0.2187299</text:p>
          </table:table-cell>
          <table:table-cell/>
          <table:table-cell office:value-type="float" office:value="-0.115766026" calcext:value-type="float">
            <text:p>-0.115766026</text:p>
          </table:table-cell>
          <table:table-cell office:value-type="float" office:value="-0.010243249" calcext:value-type="float">
            <text:p>-0.010243249</text:p>
          </table:table-cell>
          <table:table-cell/>
          <table:table-cell office:value-type="float" office:value="-0.024136737" calcext:value-type="float">
            <text:p>-0.024136737</text:p>
          </table:table-cell>
          <table:table-cell office:value-type="float" office:value="-0.024257664" calcext:value-type="float">
            <text:p>-0.024257664</text:p>
          </table:table-cell>
          <table:table-cell/>
          <table:table-cell table:formula="of:=([.A85]+[.D85]+[.G85])/3" office:value-type="float" office:value="-0.0296764576666667" calcext:value-type="float">
            <text:p>-0.029676457666667</text:p>
          </table:table-cell>
          <table:table-cell table:formula="of:=([.B85]+[.E85]+[.H85])/3" office:value-type="float" office:value="0.0614096623333333" calcext:value-type="float">
            <text:p>0.061409662333333</text:p>
          </table:table-cell>
        </table:table-row>
        <table:table-row table:style-name="ro1">
          <table:table-cell office:value-type="float" office:value="0.05677239" calcext:value-type="float">
            <text:p>0.05677239</text:p>
          </table:table-cell>
          <table:table-cell office:value-type="float" office:value="0.16631489" calcext:value-type="float">
            <text:p>0.16631489</text:p>
          </table:table-cell>
          <table:table-cell/>
          <table:table-cell office:value-type="float" office:value="0.18958499" calcext:value-type="float">
            <text:p>0.18958499</text:p>
          </table:table-cell>
          <table:table-cell office:value-type="float" office:value="0.035165843" calcext:value-type="float">
            <text:p>0.035165843</text:p>
          </table:table-cell>
          <table:table-cell/>
          <table:table-cell office:value-type="float" office:value="-0.03183049" calcext:value-type="float">
            <text:p>-0.03183049</text:p>
          </table:table-cell>
          <table:table-cell office:value-type="float" office:value="0.0126651535" calcext:value-type="float">
            <text:p>0.0126651535</text:p>
          </table:table-cell>
          <table:table-cell/>
          <table:table-cell table:formula="of:=([.A86]+[.D86]+[.G86])/3" office:value-type="float" office:value="0.0715089633333333" calcext:value-type="float">
            <text:p>0.071508963333333</text:p>
          </table:table-cell>
          <table:table-cell table:formula="of:=([.B86]+[.E86]+[.H86])/3" office:value-type="float" office:value="0.0713819621666667" calcext:value-type="float">
            <text:p>0.071381962166667</text:p>
          </table:table-cell>
        </table:table-row>
        <table:table-row table:style-name="ro1">
          <table:table-cell office:value-type="float" office:value="0.073946774" calcext:value-type="float">
            <text:p>0.073946774</text:p>
          </table:table-cell>
          <table:table-cell office:value-type="float" office:value="0.15188065" calcext:value-type="float">
            <text:p>0.15188065</text:p>
          </table:table-cell>
          <table:table-cell/>
          <table:table-cell office:value-type="float" office:value="0.019234892" calcext:value-type="float">
            <text:p>0.019234892</text:p>
          </table:table-cell>
          <table:table-cell office:value-type="float" office:value="0.030111168" calcext:value-type="float">
            <text:p>0.030111168</text:p>
          </table:table-cell>
          <table:table-cell/>
          <table:table-cell office:value-type="float" office:value="0.008046908" calcext:value-type="float">
            <text:p>0.008046908</text:p>
          </table:table-cell>
          <table:table-cell office:value-type="float" office:value="-0.031887475" calcext:value-type="float">
            <text:p>-0.031887475</text:p>
          </table:table-cell>
          <table:table-cell/>
          <table:table-cell table:formula="of:=([.A87]+[.D87]+[.G87])/3" office:value-type="float" office:value="0.033742858" calcext:value-type="float">
            <text:p>0.033742858</text:p>
          </table:table-cell>
          <table:table-cell table:formula="of:=([.B87]+[.E87]+[.H87])/3" office:value-type="float" office:value="0.050034781" calcext:value-type="float">
            <text:p>0.050034781</text:p>
          </table:table-cell>
        </table:table-row>
        <table:table-row table:style-name="ro1">
          <table:table-cell office:value-type="float" office:value="0.038207363" calcext:value-type="float">
            <text:p>0.038207363</text:p>
          </table:table-cell>
          <table:table-cell office:value-type="float" office:value="0.14174628" calcext:value-type="float">
            <text:p>0.14174628</text:p>
          </table:table-cell>
          <table:table-cell/>
          <table:table-cell office:value-type="float" office:value="0.003908082" calcext:value-type="float">
            <text:p>0.003908082</text:p>
          </table:table-cell>
          <table:table-cell office:value-type="float" office:value="0.0044682194" calcext:value-type="float">
            <text:p>0.0044682194</text:p>
          </table:table-cell>
          <table:table-cell/>
          <table:table-cell office:value-type="float" office:value="-0.022201167" calcext:value-type="float">
            <text:p>-0.022201167</text:p>
          </table:table-cell>
          <table:table-cell office:value-type="float" office:value="0.008435072" calcext:value-type="float">
            <text:p>0.008435072</text:p>
          </table:table-cell>
          <table:table-cell/>
          <table:table-cell table:formula="of:=([.A88]+[.D88]+[.G88])/3" office:value-type="float" office:value="0.00663809266666667" calcext:value-type="float">
            <text:p>0.006638092666667</text:p>
          </table:table-cell>
          <table:table-cell table:formula="of:=([.B88]+[.E88]+[.H88])/3" office:value-type="float" office:value="0.0515498571333333" calcext:value-type="float">
            <text:p>0.051549857133333</text:p>
          </table:table-cell>
        </table:table-row>
        <table:table-row table:style-name="ro1">
          <table:table-cell office:value-type="float" office:value="0.03636413" calcext:value-type="float">
            <text:p>0.03636413</text:p>
          </table:table-cell>
          <table:table-cell office:value-type="float" office:value="0.14119473" calcext:value-type="float">
            <text:p>0.14119473</text:p>
          </table:table-cell>
          <table:table-cell/>
          <table:table-cell office:value-type="float" office:value="-0.018235657" calcext:value-type="float">
            <text:p>-0.018235657</text:p>
          </table:table-cell>
          <table:table-cell office:value-type="float" office:value="0.00577921" calcext:value-type="float">
            <text:p>0.00577921</text:p>
          </table:table-cell>
          <table:table-cell/>
          <table:table-cell office:value-type="float" office:value="0.066591196" calcext:value-type="float">
            <text:p>0.066591196</text:p>
          </table:table-cell>
          <table:table-cell office:value-type="float" office:value="-0.024927944" calcext:value-type="float">
            <text:p>-0.024927944</text:p>
          </table:table-cell>
          <table:table-cell/>
          <table:table-cell table:formula="of:=([.A89]+[.D89]+[.G89])/3" office:value-type="float" office:value="0.0282398896666667" calcext:value-type="float">
            <text:p>0.028239889666667</text:p>
          </table:table-cell>
          <table:table-cell table:formula="of:=([.B89]+[.E89]+[.H89])/3" office:value-type="float" office:value="0.0406819986666667" calcext:value-type="float">
            <text:p>0.040681998666667</text:p>
          </table:table-cell>
        </table:table-row>
        <table:table-row table:style-name="ro1">
          <table:table-cell office:value-type="float" office:value="0.06634589" calcext:value-type="float">
            <text:p>0.06634589</text:p>
          </table:table-cell>
          <table:table-cell office:value-type="float" office:value="0.12949224" calcext:value-type="float">
            <text:p>0.12949224</text:p>
          </table:table-cell>
          <table:table-cell/>
          <table:table-cell office:value-type="float" office:value="0.06554592" calcext:value-type="float">
            <text:p>0.06554592</text:p>
          </table:table-cell>
          <table:table-cell office:value-type="float" office:value="0.021680785" calcext:value-type="float">
            <text:p>0.021680785</text:p>
          </table:table-cell>
          <table:table-cell/>
          <table:table-cell office:value-type="float" office:value="-0.03257278" calcext:value-type="float">
            <text:p>-0.03257278</text:p>
          </table:table-cell>
          <table:table-cell office:value-type="float" office:value="-0.016282817" calcext:value-type="float">
            <text:p>-0.016282817</text:p>
          </table:table-cell>
          <table:table-cell/>
          <table:table-cell table:formula="of:=([.A90]+[.D90]+[.G90])/3" office:value-type="float" office:value="0.0331063433333333" calcext:value-type="float">
            <text:p>0.033106343333333</text:p>
          </table:table-cell>
          <table:table-cell table:formula="of:=([.B90]+[.E90]+[.H90])/3" office:value-type="float" office:value="0.0449634026666667" calcext:value-type="float">
            <text:p>0.044963402666667</text:p>
          </table:table-cell>
        </table:table-row>
        <table:table-row table:style-name="ro1">
          <table:table-cell office:value-type="float" office:value="0.043891005" calcext:value-type="float">
            <text:p>0.043891005</text:p>
          </table:table-cell>
          <table:table-cell office:value-type="float" office:value="0.113247104" calcext:value-type="float">
            <text:p>0.113247104</text:p>
          </table:table-cell>
          <table:table-cell/>
          <table:table-cell office:value-type="float" office:value="0.008454215" calcext:value-type="float">
            <text:p>0.008454215</text:p>
          </table:table-cell>
          <table:table-cell office:value-type="float" office:value="0.0069882907" calcext:value-type="float">
            <text:p>0.0069882907</text:p>
          </table:table-cell>
          <table:table-cell/>
          <table:table-cell office:value-type="float" office:value="0.02451751" calcext:value-type="float">
            <text:p>0.02451751</text:p>
          </table:table-cell>
          <table:table-cell office:value-type="float" office:value="-0.012017824" calcext:value-type="float">
            <text:p>-0.012017824</text:p>
          </table:table-cell>
          <table:table-cell/>
          <table:table-cell table:formula="of:=([.A91]+[.D91]+[.G91])/3" office:value-type="float" office:value="0.02562091" calcext:value-type="float">
            <text:p>0.02562091</text:p>
          </table:table-cell>
          <table:table-cell table:formula="of:=([.B91]+[.E91]+[.H91])/3" office:value-type="float" office:value="0.0360725235666667" calcext:value-type="float">
            <text:p>0.036072523566667</text:p>
          </table:table-cell>
        </table:table-row>
        <table:table-row table:style-name="ro1">
          <table:table-cell office:value-type="float" office:value="-0.05234378" calcext:value-type="float">
            <text:p>-0.05234378</text:p>
          </table:table-cell>
          <table:table-cell office:value-type="float" office:value="0.102801286" calcext:value-type="float">
            <text:p>0.102801286</text:p>
          </table:table-cell>
          <table:table-cell/>
          <table:table-cell office:value-type="float" office:value="-0.081380464" calcext:value-type="float">
            <text:p>-0.081380464</text:p>
          </table:table-cell>
          <table:table-cell office:value-type="float" office:value="0.015517976" calcext:value-type="float">
            <text:p>0.015517976</text:p>
          </table:table-cell>
          <table:table-cell/>
          <table:table-cell office:value-type="float" office:value="0.017012078" calcext:value-type="float">
            <text:p>0.017012078</text:p>
          </table:table-cell>
          <table:table-cell office:value-type="float" office:value="-0.017627558" calcext:value-type="float">
            <text:p>-0.017627558</text:p>
          </table:table-cell>
          <table:table-cell/>
          <table:table-cell table:formula="of:=([.A92]+[.D92]+[.G92])/3" office:value-type="float" office:value="-0.0389040553333333" calcext:value-type="float">
            <text:p>-0.038904055333333</text:p>
          </table:table-cell>
          <table:table-cell table:formula="of:=([.B92]+[.E92]+[.H92])/3" office:value-type="float" office:value="0.0335639013333333" calcext:value-type="float">
            <text:p>0.033563901333333</text:p>
          </table:table-cell>
        </table:table-row>
        <table:table-row table:style-name="ro1">
          <table:table-cell office:value-type="float" office:value="0.042099606" calcext:value-type="float">
            <text:p>0.042099606</text:p>
          </table:table-cell>
          <table:table-cell office:value-type="float" office:value="0.08834634" calcext:value-type="float">
            <text:p>0.08834634</text:p>
          </table:table-cell>
          <table:table-cell/>
          <table:table-cell office:value-type="float" office:value="0.028710704" calcext:value-type="float">
            <text:p>0.028710704</text:p>
          </table:table-cell>
          <table:table-cell office:value-type="float" office:value="0.011109737" calcext:value-type="float">
            <text:p>0.011109737</text:p>
          </table:table-cell>
          <table:table-cell/>
          <table:table-cell office:value-type="float" office:value="0.01289388" calcext:value-type="float">
            <text:p>0.01289388</text:p>
          </table:table-cell>
          <table:table-cell office:value-type="float" office:value="0.0008343854" calcext:value-type="float">
            <text:p>0.0008343854</text:p>
          </table:table-cell>
          <table:table-cell/>
          <table:table-cell table:formula="of:=([.A93]+[.D93]+[.G93])/3" office:value-type="float" office:value="0.0279013966666667" calcext:value-type="float">
            <text:p>0.027901396666667</text:p>
          </table:table-cell>
          <table:table-cell table:formula="of:=([.B93]+[.E93]+[.H93])/3" office:value-type="float" office:value="0.0334301541333333" calcext:value-type="float">
            <text:p>0.033430154133333</text:p>
          </table:table-cell>
        </table:table-row>
        <table:table-row table:style-name="ro1">
          <table:table-cell office:value-type="float" office:value="-0.0018808681" calcext:value-type="float">
            <text:p>-0.0018808681</text:p>
          </table:table-cell>
          <table:table-cell office:value-type="float" office:value="0.0821484" calcext:value-type="float">
            <text:p>0.0821484</text:p>
          </table:table-cell>
          <table:table-cell/>
          <table:table-cell office:value-type="float" office:value="0.08186991" calcext:value-type="float">
            <text:p>0.08186991</text:p>
          </table:table-cell>
          <table:table-cell office:value-type="float" office:value="0.018568095" calcext:value-type="float">
            <text:p>0.018568095</text:p>
          </table:table-cell>
          <table:table-cell/>
          <table:table-cell office:value-type="float" office:value="0.0454424" calcext:value-type="float">
            <text:p>0.0454424</text:p>
          </table:table-cell>
          <table:table-cell office:value-type="float" office:value="-0.0043027736" calcext:value-type="float">
            <text:p>-0.0043027736</text:p>
          </table:table-cell>
          <table:table-cell/>
          <table:table-cell table:formula="of:=([.A94]+[.D94]+[.G94])/3" office:value-type="float" office:value="0.0418104806333333" calcext:value-type="float">
            <text:p>0.041810480633333</text:p>
          </table:table-cell>
          <table:table-cell table:formula="of:=([.B94]+[.E94]+[.H94])/3" office:value-type="float" office:value="0.0321379071333333" calcext:value-type="float">
            <text:p>0.032137907133333</text:p>
          </table:table-cell>
        </table:table-row>
        <table:table-row table:style-name="ro1">
          <table:table-cell office:value-type="float" office:value="0.005118828" calcext:value-type="float">
            <text:p>0.005118828</text:p>
          </table:table-cell>
          <table:table-cell office:value-type="float" office:value="0.05767378" calcext:value-type="float">
            <text:p>0.05767378</text:p>
          </table:table-cell>
          <table:table-cell/>
          <table:table-cell office:value-type="float" office:value="-0.03178583" calcext:value-type="float">
            <text:p>-0.03178583</text:p>
          </table:table-cell>
          <table:table-cell office:value-type="float" office:value="0.06571031" calcext:value-type="float">
            <text:p>0.06571031</text:p>
          </table:table-cell>
          <table:table-cell/>
          <table:table-cell office:value-type="float" office:value="0.035844438" calcext:value-type="float">
            <text:p>0.035844438</text:p>
          </table:table-cell>
          <table:table-cell office:value-type="float" office:value="-0.045181092" calcext:value-type="float">
            <text:p>-0.045181092</text:p>
          </table:table-cell>
          <table:table-cell/>
          <table:table-cell table:formula="of:=([.A95]+[.D95]+[.G95])/3" office:value-type="float" office:value="0.00305914533333333" calcext:value-type="float">
            <text:p>0.003059145333333</text:p>
          </table:table-cell>
          <table:table-cell table:formula="of:=([.B95]+[.E95]+[.H95])/3" office:value-type="float" office:value="0.026067666" calcext:value-type="float">
            <text:p>0.026067666</text:p>
          </table:table-cell>
        </table:table-row>
        <table:table-row table:style-name="ro1">
          <table:table-cell office:value-type="float" office:value="-0.0072583263" calcext:value-type="float">
            <text:p>-0.0072583263</text:p>
          </table:table-cell>
          <table:table-cell office:value-type="float" office:value="0.051247213" calcext:value-type="float">
            <text:p>0.051247213</text:p>
          </table:table-cell>
          <table:table-cell/>
          <table:table-cell office:value-type="float" office:value="0.014898611" calcext:value-type="float">
            <text:p>0.014898611</text:p>
          </table:table-cell>
          <table:table-cell office:value-type="float" office:value="-0.01271131" calcext:value-type="float">
            <text:p>-0.01271131</text:p>
          </table:table-cell>
          <table:table-cell/>
          <table:table-cell office:value-type="float" office:value="0.014462097" calcext:value-type="float">
            <text:p>0.014462097</text:p>
          </table:table-cell>
          <table:table-cell office:value-type="float" office:value="0.02064073" calcext:value-type="float">
            <text:p>0.02064073</text:p>
          </table:table-cell>
          <table:table-cell/>
          <table:table-cell table:formula="of:=([.A96]+[.D96]+[.G96])/3" office:value-type="float" office:value="0.00736746056666667" calcext:value-type="float">
            <text:p>0.007367460566667</text:p>
          </table:table-cell>
          <table:table-cell table:formula="of:=([.B96]+[.E96]+[.H96])/3" office:value-type="float" office:value="0.0197255443333333" calcext:value-type="float">
            <text:p>0.019725544333333</text:p>
          </table:table-cell>
        </table:table-row>
        <table:table-row table:style-name="ro1">
          <table:table-cell office:value-type="float" office:value="0.024888413" calcext:value-type="float">
            <text:p>0.024888413</text:p>
          </table:table-cell>
          <table:table-cell office:value-type="float" office:value="0.045023844" calcext:value-type="float">
            <text:p>0.045023844</text:p>
          </table:table-cell>
          <table:table-cell/>
          <table:table-cell office:value-type="float" office:value="-0.010101994" calcext:value-type="float">
            <text:p>-0.010101994</text:p>
          </table:table-cell>
          <table:table-cell office:value-type="float" office:value="-0.0028708407" calcext:value-type="float">
            <text:p>-0.0028708407</text:p>
          </table:table-cell>
          <table:table-cell/>
          <table:table-cell office:value-type="float" office:value="0.02026686" calcext:value-type="float">
            <text:p>0.02026686</text:p>
          </table:table-cell>
          <table:table-cell office:value-type="float" office:value="-0.029763198" calcext:value-type="float">
            <text:p>-0.029763198</text:p>
          </table:table-cell>
          <table:table-cell/>
          <table:table-cell table:formula="of:=([.A97]+[.D97]+[.G97])/3" office:value-type="float" office:value="0.0116844263333333" calcext:value-type="float">
            <text:p>0.011684426333333</text:p>
          </table:table-cell>
          <table:table-cell table:formula="of:=([.B97]+[.E97]+[.H97])/3" office:value-type="float" office:value="0.0041299351" calcext:value-type="float">
            <text:p>0.00412993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9">00/00/0000</text:date>, <text:time style:data-style-name="N2" text:time-value="09:00:51.3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0:28:41.548000000</meta:creation-date>
    <dc:date>2018-07-09T15:31:58.812000000</dc:date>
    <meta:editing-duration>PT8H11M5S</meta:editing-duration>
    <meta:editing-cycles>3</meta:editing-cycles>
    <meta:generator>LibreOffice/6.0.4.2$Windows_X86_64 LibreOffice_project/9b0d9b32d5dcda91d2f1a96dc04c645c450872bf</meta:generator>
    <meta:document-statistic meta:table-count="1" meta:cell-count="7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328cm" svg:height="16.497cm" xlink:href=".." xlink:type="simple" chart:class="chart:line" chart:style-name="ch1">
        <chart:legend chart:legend-position="end" svg:x="25.563cm" svg:y="7.7cm" style:legend-expansion="high" chart:style-name="ch2"/>
        <chart:plot-area chart:style-name="ch3" table:cell-range-address="Sheet1.J1:Sheet1.K97" chart:data-source-has-labels="row" svg:x="0.586cm" svg:y="0.329cm" svg:width="24.391cm" svg:height="15.839cm">
          <chartooo:coordinate-region svg:x="1.459cm" svg:y="0.528cm" svg:width="23.518cm" svg:height="15.4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97" chart:label-cell-address="Sheet1.J1:Sheet1.J1" chart:class="chart:line">
            <chart:data-point chart:repeated="96"/>
          </chart:series>
          <chart:series chart:style-name="ch7" chart:values-cell-range-address="Sheet1.K2:Sheet1.K97" chart:label-cell-address="Sheet1.K1:Sheet1.K1" chart:class="chart:line"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e4 hand</text:p>
                <draw:g>
                  <svg:desc>Sheet1.J1:Sheet1.J1</svg:desc>
                </draw:g>
              </table:table-cell>
              <table:table-cell office:value-type="string">
                <text:p>Avg moto hand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32178746666667">
                <text:p>0.00332178746666667</text:p>
                <draw:g>
                  <svg:desc>Sheet1.J2:Sheet1.J97</svg:desc>
                </draw:g>
              </table:table-cell>
              <table:table-cell office:value-type="float" office:value="0.0672574">
                <text:p>0.0672574</text:p>
                <draw:g>
                  <svg:desc>Sheet1.K2:Sheet1.K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272328853333333">
                <text:p>-0.00272328853333333</text:p>
              </table:table-cell>
              <table:table-cell office:value-type="float" office:value="0.04903264">
                <text:p>0.04903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0167982">
                <text:p>0.0020167982</text:p>
              </table:table-cell>
              <table:table-cell office:value-type="float" office:value="0.0507211653333333">
                <text:p>0.050721165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15594906666667">
                <text:p>0.00115594906666667</text:p>
              </table:table-cell>
              <table:table-cell office:value-type="float" office:value="0.0538521766666667">
                <text:p>0.05385217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882138000000002">
                <text:p>0.0000882138000000002</text:p>
              </table:table-cell>
              <table:table-cell office:value-type="float" office:value="0.0398976446666667">
                <text:p>0.039897644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213582366666667">
                <text:p>-0.000213582366666667</text:p>
              </table:table-cell>
              <table:table-cell office:value-type="float" office:value="0.0288033933333333">
                <text:p>0.02880339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12613866666667">
                <text:p>0.00112613866666667</text:p>
              </table:table-cell>
              <table:table-cell office:value-type="float" office:value="0.02841325">
                <text:p>0.028413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96570083333333">
                <text:p>0.00196570083333333</text:p>
              </table:table-cell>
              <table:table-cell office:value-type="float" office:value="0.0384625543333333">
                <text:p>0.038462554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299160306666667">
                <text:p>-0.00299160306666667</text:p>
              </table:table-cell>
              <table:table-cell office:value-type="float" office:value="0.02663289">
                <text:p>0.026632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749943999999999">
                <text:p>0.000749943999999999</text:p>
              </table:table-cell>
              <table:table-cell office:value-type="float" office:value="0.02799794">
                <text:p>0.027997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09195246666667">
                <text:p>0.00309195246666667</text:p>
              </table:table-cell>
              <table:table-cell office:value-type="float" office:value="0.0318631796666667">
                <text:p>0.031863179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307662581666667">
                <text:p>-0.00307662581666667</text:p>
              </table:table-cell>
              <table:table-cell office:value-type="float" office:value="0.0154200346666667">
                <text:p>0.015420034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453684766666666">
                <text:p>0.000453684766666666</text:p>
              </table:table-cell>
              <table:table-cell office:value-type="float" office:value="0.024131962">
                <text:p>0.0241319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237489454">
                <text:p>-0.00237489454</text:p>
              </table:table-cell>
              <table:table-cell office:value-type="float" office:value="0.021132789">
                <text:p>0.0211327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7190172">
                <text:p>0.0007190172</text:p>
              </table:table-cell>
              <table:table-cell office:value-type="float" office:value="-0.00866604546666667">
                <text:p>-0.0086660454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4553069">
                <text:p>-0.004553069</text:p>
              </table:table-cell>
              <table:table-cell office:value-type="float" office:value="-0.00245275145333333">
                <text:p>-0.00245275145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370017483333333">
                <text:p>0.000370017483333333</text:p>
              </table:table-cell>
              <table:table-cell office:value-type="float" office:value="0.0120747396666667">
                <text:p>0.012074739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75001753333333">
                <text:p>0.00275001753333333</text:p>
              </table:table-cell>
              <table:table-cell office:value-type="float" office:value="-0.003341713">
                <text:p>-0.0033417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820865933333334">
                <text:p>-0.000820865933333334</text:p>
              </table:table-cell>
              <table:table-cell office:value-type="float" office:value="0.006440702">
                <text:p>0.0064407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19092213333333">
                <text:p>0.00219092213333333</text:p>
              </table:table-cell>
              <table:table-cell office:value-type="float" office:value="-0.0306047216666667">
                <text:p>-0.030604721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147055956666667">
                <text:p>-0.00147055956666667</text:p>
              </table:table-cell>
              <table:table-cell office:value-type="float" office:value="-0.025054031">
                <text:p>-0.0250540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454615636666667">
                <text:p>-0.00454615636666667</text:p>
              </table:table-cell>
              <table:table-cell office:value-type="float" office:value="0.00872579533333333">
                <text:p>0.008725795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100285999999998">
                <text:p>0.0000100285999999998</text:p>
              </table:table-cell>
              <table:table-cell office:value-type="float" office:value="-0.0198323139">
                <text:p>-0.01983231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869913233333333">
                <text:p>-0.000869913233333333</text:p>
              </table:table-cell>
              <table:table-cell office:value-type="float" office:value="-0.019094187">
                <text:p>-0.0190941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202803216">
                <text:p>-0.00202803216</text:p>
              </table:table-cell>
              <table:table-cell office:value-type="float" office:value="-0.0160861293333333">
                <text:p>-0.016086129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819733">
                <text:p>-0.00819733</text:p>
              </table:table-cell>
              <table:table-cell office:value-type="float" office:value="-0.0144774966666667">
                <text:p>-0.01447749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679050333333333">
                <text:p>0.000679050333333333</text:p>
              </table:table-cell>
              <table:table-cell office:value-type="float" office:value="-0.0130297515">
                <text:p>-0.01302975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773846236666667">
                <text:p>-0.00773846236666667</text:p>
              </table:table-cell>
              <table:table-cell office:value-type="float" office:value="-0.011726796">
                <text:p>-0.0117267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872242643333333">
                <text:p>-0.00872242643333333</text:p>
              </table:table-cell>
              <table:table-cell office:value-type="float" office:value="-0.00901603566666667">
                <text:p>-0.009016035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162457147666667">
                <text:p>-0.00162457147666667</text:p>
              </table:table-cell>
              <table:table-cell office:value-type="float" office:value="-0.0102384736666667">
                <text:p>-0.010238473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475314786666667">
                <text:p>-0.0475314786666667</text:p>
              </table:table-cell>
              <table:table-cell office:value-type="float" office:value="-0.00650464866666667">
                <text:p>-0.006504648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46220699">
                <text:p>-0.046220699</text:p>
              </table:table-cell>
              <table:table-cell office:value-type="float" office:value="-0.00394987033333333">
                <text:p>-0.003949870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469453233333333">
                <text:p>-0.0469453233333333</text:p>
              </table:table-cell>
              <table:table-cell office:value-type="float" office:value="-0.006777546">
                <text:p>-0.0067775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7770001">
                <text:p>-0.07770001</text:p>
              </table:table-cell>
              <table:table-cell office:value-type="float" office:value="0.00561894833333333">
                <text:p>0.005618948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4751793">
                <text:p>-0.04751793</text:p>
              </table:table-cell>
              <table:table-cell office:value-type="float" office:value="0.0133334475666667">
                <text:p>0.0133334475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785082966666667">
                <text:p>-0.0785082966666667</text:p>
              </table:table-cell>
              <table:table-cell office:value-type="float" office:value="0.0127325093666667">
                <text:p>0.0127325093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756379633333334">
                <text:p>-0.0756379633333334</text:p>
              </table:table-cell>
              <table:table-cell office:value-type="float" office:value="-0.210904043333333">
                <text:p>-0.21090404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9878707">
                <text:p>-0.29878707</text:p>
              </table:table-cell>
              <table:table-cell office:value-type="float" office:value="-0.136200366666667">
                <text:p>-0.1362003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343688633333333">
                <text:p>-0.343688633333333</text:p>
              </table:table-cell>
              <table:table-cell office:value-type="float" office:value="-0.189596933333333">
                <text:p>-0.1895969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11932072333333">
                <text:p>-0.411932072333333</text:p>
              </table:table-cell>
              <table:table-cell office:value-type="float" office:value="-0.14705326">
                <text:p>-0.147053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305699770666667">
                <text:p>-0.305699770666667</text:p>
              </table:table-cell>
              <table:table-cell office:value-type="float" office:value="-0.133373316666667">
                <text:p>-0.13337331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317463783333333">
                <text:p>-0.317463783333333</text:p>
              </table:table-cell>
              <table:table-cell office:value-type="float" office:value="-0.163834813333333">
                <text:p>-0.16383481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37182263333333">
                <text:p>-0.137182263333333</text:p>
              </table:table-cell>
              <table:table-cell office:value-type="float" office:value="-0.159756015333333">
                <text:p>-0.159756015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854769">
                <text:p>0.03854769</text:p>
              </table:table-cell>
              <table:table-cell office:value-type="float" office:value="-0.0873839333333333">
                <text:p>-0.0873839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46929226666666">
                <text:p>0.0346929226666666</text:p>
              </table:table-cell>
              <table:table-cell office:value-type="float" office:value="-0.0861894866666667">
                <text:p>-0.08618948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1223609">
                <text:p>0.031223609</text:p>
              </table:table-cell>
              <table:table-cell office:value-type="float" office:value="-0.112214092">
                <text:p>-0.1122140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81012603333333">
                <text:p>0.0281012603333333</text:p>
              </table:table-cell>
              <table:table-cell office:value-type="float" office:value="-0.110294417666667">
                <text:p>-0.110294417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52911323333334">
                <text:p>0.0252911323333334</text:p>
              </table:table-cell>
              <table:table-cell office:value-type="float" office:value="-0.100656588333333">
                <text:p>-0.100656588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27620173333333">
                <text:p>0.0227620173333333</text:p>
              </table:table-cell>
              <table:table-cell office:value-type="float" office:value="-0.0947657176666666">
                <text:p>-0.09476571766666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501196433333333">
                <text:p>-0.0501196433333333</text:p>
              </table:table-cell>
              <table:table-cell office:value-type="float" office:value="-0.0916612046666667">
                <text:p>-0.091661204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643704033333334">
                <text:p>-0.0643704033333334</text:p>
              </table:table-cell>
              <table:table-cell office:value-type="float" office:value="-0.0518066143333333">
                <text:p>-0.051806614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725817633333334">
                <text:p>-0.0725817633333334</text:p>
              </table:table-cell>
              <table:table-cell office:value-type="float" office:value="-0.0320507733333333">
                <text:p>-0.03205077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6385877">
                <text:p>-0.06385877</text:p>
              </table:table-cell>
              <table:table-cell office:value-type="float" office:value="-0.049426747">
                <text:p>-0.0494267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460471133333334">
                <text:p>-0.0460471133333334</text:p>
              </table:table-cell>
              <table:table-cell office:value-type="float" office:value="-0.0573014513333333">
                <text:p>-0.057301451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345576333333333">
                <text:p>-0.0345576333333333</text:p>
              </table:table-cell>
              <table:table-cell office:value-type="float" office:value="-0.0271816623333333">
                <text:p>-0.027181662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440657366666667">
                <text:p>-0.0440657366666667</text:p>
              </table:table-cell>
              <table:table-cell office:value-type="float" office:value="-0.0436529513333333">
                <text:p>-0.043652951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392197033333333">
                <text:p>-0.0392197033333333</text:p>
              </table:table-cell>
              <table:table-cell office:value-type="float" office:value="-0.036064989">
                <text:p>-0.0360649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7636828333333">
                <text:p>0.247636828333333</text:p>
              </table:table-cell>
              <table:table-cell office:value-type="float" office:value="-0.0246948166666667">
                <text:p>-0.02469481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8688581666667">
                <text:p>0.258688581666667</text:p>
              </table:table-cell>
              <table:table-cell office:value-type="float" office:value="-0.029696017">
                <text:p>-0.0296960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28425186666667">
                <text:p>0.228425186666667</text:p>
              </table:table-cell>
              <table:table-cell office:value-type="float" office:value="-0.023357279">
                <text:p>-0.0233572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13126613333333">
                <text:p>0.213126613333333</text:p>
              </table:table-cell>
              <table:table-cell office:value-type="float" office:value="-0.0301035866666667">
                <text:p>-0.03010358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91813934333333">
                <text:p>0.191813934333333</text:p>
              </table:table-cell>
              <table:table-cell office:value-type="float" office:value="-0.017059032">
                <text:p>-0.0170590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72632548">
                <text:p>0.172632548</text:p>
              </table:table-cell>
              <table:table-cell office:value-type="float" office:value="-0.0179898376666667">
                <text:p>-0.017989837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57713029333333">
                <text:p>0.157713029333333</text:p>
              </table:table-cell>
              <table:table-cell office:value-type="float" office:value="0.0108354926666667">
                <text:p>0.010835492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4208822">
                <text:p>0.14208822</text:p>
              </table:table-cell>
              <table:table-cell office:value-type="float" office:value="-0.016761735">
                <text:p>-0.0167617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19676294666667">
                <text:p>0.119676294666667</text:p>
              </table:table-cell>
              <table:table-cell office:value-type="float" office:value="-0.0432837966666667">
                <text:p>-0.04328379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13055327666667">
                <text:p>0.113055327666667</text:p>
              </table:table-cell>
              <table:table-cell office:value-type="float" office:value="-0.058071617">
                <text:p>-0.0580716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0182303">
                <text:p>0.10182303</text:p>
              </table:table-cell>
              <table:table-cell office:value-type="float" office:value="0.08601679">
                <text:p>0.086016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939844776666667">
                <text:p>0.0939844776666667</text:p>
              </table:table-cell>
              <table:table-cell office:value-type="float" office:value="0.0968242866666667">
                <text:p>0.09682428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835606393666667">
                <text:p>0.0835606393666667</text:p>
              </table:table-cell>
              <table:table-cell office:value-type="float" office:value="0.11424146">
                <text:p>0.114241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6522951">
                <text:p>0.076522951</text:p>
              </table:table-cell>
              <table:table-cell office:value-type="float" office:value="0.24563958">
                <text:p>0.245639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33774816666667">
                <text:p>0.0633774816666667</text:p>
              </table:table-cell>
              <table:table-cell office:value-type="float" office:value="0.235943796666667">
                <text:p>0.23594379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850459">
                <text:p>0.05850459</text:p>
              </table:table-cell>
              <table:table-cell office:value-type="float" office:value="0.221065251333333">
                <text:p>0.221065251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24344196666667">
                <text:p>0.0524344196666667</text:p>
              </table:table-cell>
              <table:table-cell office:value-type="float" office:value="0.182918684666667">
                <text:p>0.182918684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671128336333333">
                <text:p>0.0671128336333333</text:p>
              </table:table-cell>
              <table:table-cell office:value-type="float" office:value="0.167263527666667">
                <text:p>0.167263527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32238246666667">
                <text:p>0.0532238246666667</text:p>
              </table:table-cell>
              <table:table-cell office:value-type="float" office:value="0.164233453333333">
                <text:p>0.16423345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19346475">
                <text:p>0.0319346475</text:p>
              </table:table-cell>
              <table:table-cell office:value-type="float" office:value="0.132722231333333">
                <text:p>0.132722231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08261404666667">
                <text:p>0.0408261404666667</text:p>
              </table:table-cell>
              <table:table-cell office:value-type="float" office:value="0.133366045">
                <text:p>0.1333660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69241783333333">
                <text:p>0.0469241783333333</text:p>
              </table:table-cell>
              <table:table-cell office:value-type="float" office:value="0.112046056666667">
                <text:p>0.11204605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923152866666667">
                <text:p>0.000923152866666667</text:p>
              </table:table-cell>
              <table:table-cell office:value-type="float" office:value="0.0947623496666667">
                <text:p>0.094762349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51472365666667">
                <text:p>0.0251472365666667</text:p>
              </table:table-cell>
              <table:table-cell office:value-type="float" office:value="0.109456038333333">
                <text:p>0.109456038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18219732333333">
                <text:p>0.0418219732333333</text:p>
              </table:table-cell>
              <table:table-cell office:value-type="float" office:value="0.098510428">
                <text:p>0.0985104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39825446666667">
                <text:p>0.0139825446666667</text:p>
              </table:table-cell>
              <table:table-cell office:value-type="float" office:value="0.0886593866666667">
                <text:p>0.08865938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296764576666667">
                <text:p>-0.0296764576666667</text:p>
              </table:table-cell>
              <table:table-cell office:value-type="float" office:value="0.0614096623333333">
                <text:p>0.061409662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715089633333333">
                <text:p>0.0715089633333333</text:p>
              </table:table-cell>
              <table:table-cell office:value-type="float" office:value="0.0713819621666667">
                <text:p>0.0713819621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3742858">
                <text:p>0.033742858</text:p>
              </table:table-cell>
              <table:table-cell office:value-type="float" office:value="0.050034781">
                <text:p>0.0500347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663809266666667">
                <text:p>0.00663809266666667</text:p>
              </table:table-cell>
              <table:table-cell office:value-type="float" office:value="0.0515498571333333">
                <text:p>0.0515498571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82398896666667">
                <text:p>0.0282398896666667</text:p>
              </table:table-cell>
              <table:table-cell office:value-type="float" office:value="0.0406819986666667">
                <text:p>0.040681998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31063433333333">
                <text:p>0.0331063433333333</text:p>
              </table:table-cell>
              <table:table-cell office:value-type="float" office:value="0.0449634026666667">
                <text:p>0.044963402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562091">
                <text:p>0.02562091</text:p>
              </table:table-cell>
              <table:table-cell office:value-type="float" office:value="0.0360725235666667">
                <text:p>0.0360725235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389040553333333">
                <text:p>-0.0389040553333333</text:p>
              </table:table-cell>
              <table:table-cell office:value-type="float" office:value="0.0335639013333333">
                <text:p>0.033563901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79013966666667">
                <text:p>0.0279013966666667</text:p>
              </table:table-cell>
              <table:table-cell office:value-type="float" office:value="0.0334301541333333">
                <text:p>0.0334301541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18104806333333">
                <text:p>0.0418104806333333</text:p>
              </table:table-cell>
              <table:table-cell office:value-type="float" office:value="0.0321379071333333">
                <text:p>0.0321379071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305914533333333">
                <text:p>0.00305914533333333</text:p>
              </table:table-cell>
              <table:table-cell office:value-type="float" office:value="0.026067666">
                <text:p>0.0260676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736746056666667">
                <text:p>0.00736746056666667</text:p>
              </table:table-cell>
              <table:table-cell office:value-type="float" office:value="0.0197255443333333">
                <text:p>0.01972554433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16844263333333">
                <text:p>0.0116844263333333</text:p>
              </table:table-cell>
              <table:table-cell office:value-type="float" office:value="0.0041299351">
                <text:p>0.00412993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